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Franklin Gothic Medium1" svg:font-family="'Franklin Gothic Medium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.59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16.3mm"/>
    </style:style>
    <style:style style:name="co14" style:family="table-column">
      <style:table-column-properties fo:break-before="auto" style:column-width="17.13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15.08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12.44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47.38mm"/>
    </style:style>
    <style:style style:name="co22" style:family="table-column">
      <style:table-column-properties fo:break-before="auto" style:column-width="2.72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0.53mm"/>
    </style:style>
    <style:style style:name="co25" style:family="table-column">
      <style:table-column-properties fo:break-before="auto" style:column-width="75.71mm"/>
    </style:style>
    <style:style style:name="co26" style:family="table-column">
      <style:table-column-properties fo:break-before="auto" style:column-width="5.29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9.84mm"/>
    </style:style>
    <style:style style:name="co29" style:family="table-column">
      <style:table-column-properties fo:break-before="auto" style:column-width="4.23mm"/>
    </style:style>
    <style:style style:name="co30" style:family="table-column">
      <style:table-column-properties fo:break-before="auto" style:column-width="9.26mm"/>
    </style:style>
    <style:style style:name="co31" style:family="table-column">
      <style:table-column-properties fo:break-before="auto" style:column-width="8.73mm"/>
    </style:style>
    <style:style style:name="co32" style:family="table-column">
      <style:table-column-properties fo:break-before="auto" style:column-width="18.26mm"/>
    </style:style>
    <style:style style:name="co33" style:family="table-column">
      <style:table-column-properties fo:break-before="auto" style:column-width="13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2.12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0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mm"/>
      <style:text-properties style:font-name="Franklin Gothic Medium" style:font-name-asian="Franklin Gothic Medium" style:font-name-complex="Franklin Gothic Medium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7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80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91" style:family="table-cell" style:parent-style-name="Vírgula" style:data-style-name="N115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3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2" style:family="table-cell" style:parent-style-name="Moeda" style:data-style-name="N111">
      <style:table-cell-properties fo:background-color="#c0c0c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3" style:family="table-cell" style:parent-style-name="Vírgula" style:data-style-name="N115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9" style:family="table-cell" style:parent-style-name="Vírgula" style:data-style-name="N115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32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5" style:family="table-cell" style:parent-style-name="Default" style:data-style-name="N0">
      <style:table-cell-properties fo:background-color="#c0c0c0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3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1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4" style:family="table-cell" style:parent-style-name="Default" style:data-style-name="N0">
      <style:table-cell-properties fo:background-color="#00a933" style:text-align-source="fix" style:repeat-content="false" fo:border="0.06pt solid #000000" style:vertical-align="top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7" style:family="table-cell" style:parent-style-name="Default" style:data-style-name="N0">
      <style:table-cell-properties fo:background-color="#00a933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1" style:family="table-cell" style:parent-style-name="Default">
      <style:table-cell-properties fo:background-color="#00a933"/>
      <style:text-properties style:font-name="Arial1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b2b2b2"/>
    </style:style>
    <style:style style:name="ce55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8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72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168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8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87" style:family="table-cell" style:parent-style-name="Default"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69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179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7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0" style:family="table-cell" style:parent-style-name="Default" style:data-style-name="N0">
      <style:table-cell-properties fo:background-color="#f79646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96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4" style:family="table-cell" style:parent-style-name="Default" style:data-style-name="N4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80" style:family="table-cell" style:parent-style-name="Default" style:data-style-name="N0">
      <style:table-cell-properties fo:wrap-option="wrap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03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8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8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13" style:family="table-cell" style:parent-style-name="Default" style:data-style-name="N0">
      <style:table-cell-properties fo:background-color="#00a933" fo:wrap-option="wrap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9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16" style:family="table-cell" style:parent-style-name="Default" style:data-style-name="N0">
      <style:table-cell-properties fo:background-color="#00a933" style:text-align-source="fix" style:repeat-content="false" fo:wrap-option="wrap" style:vertical-align="automatic"/>
      <style:paragraph-properties fo:text-align="start" fo:margin-left="0mm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9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23" style:family="table-cell" style:parent-style-name="Default" style:data-style-name="N0">
      <style:table-cell-properties fo:background-color="#00a933" style:vertical-align="automatic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1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227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23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0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/>
    </style:style>
    <style:style style:name="ce106" style:family="table-cell" style:parent-style-name="Default" style:data-style-name="N0">
      <style:table-cell-properties fo:background-color="transparent" style:vertical-align="middle"/>
      <style:text-properties style:font-name="Franklin Gothic Medium" style:font-name-asian="Franklin Gothic Medium" style:font-name-complex="Franklin Gothic Medium"/>
    </style:style>
    <style:style style:name="ce107" style:family="table-cell" style:parent-style-name="Default" style:data-style-name="N0">
      <style:table-cell-properties fo:background-color="transparent"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31" style:family="table-cell" style:parent-style-name="Default" style:data-style-name="N0">
      <style:table-cell-properties fo:background-color="#00a933" style:vertical-align="middle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7" style:family="table-cell" style:parent-style-name="Default" style:data-style-name="N0">
      <style:table-cell-properties fo:background-color="transparen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14" style:family="table-cell" style:parent-style-name="Default" style:data-style-name="N0">
      <style:table-cell-properties fo:background-color="#00a933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236" style:family="table-cell" style:parent-style-name="Default" style:data-style-name="N0">
      <style:table-cell-properties fo:background-color="#00a933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243" style:family="table-cell" style:parent-style-name="Default" style:data-style-name="N0">
      <style:table-cell-properties fo:background-color="#ffffff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1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13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1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1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8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0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2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5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8" style:family="table-cell" style:parent-style-name="Porcentagem" style:data-style-name="N116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Porcentagem" style:data-style-name="N116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Porcentagem" style:data-style-name="N116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1" style:family="table-cell" style:parent-style-name="Porcentagem" style:data-style-name="N116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Porcentagem" style:data-style-name="N116">
      <style:table-cell-properties fo:background-color="#00abea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Porcentagem" style:data-style-name="N116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4" style:family="table-cell" style:parent-style-name="Default" style:data-style-name="N0">
      <style:table-cell-properties fo:border-bottom="0.06pt solid #000000" fo:background-color="#fcf305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56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Porcentagem" style:data-style-name="N2">
      <style:table-cell-properties fo:background-color="#fcf305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normal" style:font-family-complex="'Times New Roman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bold" style:font-family-complex="'Times New Roman'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Franklin Gothic Medium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Franklin Gothic Medium" style:font-name-complex="Franklin Gothic Medium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LI&quot;;&quot;AIE&quot;;&quot;EE&quot;;&quot;SE&quot;;&quot;CE&quot;)" table:allow-empty-cell="true" table:display-list="unsorted" table:base-cell-address="Contagem.A1">
          <table:help-message table:title="Tipo da Função" table:display="false">
            <text:p>ALI, AIE, EE, SE, CE</text:p>
          </table:help-message>
          <table:error-message table:message-type="stop" table:display="true"/>
        </table:content-validation>
        <table:content-validation table:name="val2" table:condition="of:cell-content-is-in-list(&quot;I&quot;;&quot;A&quot;;&quot;E&quot;;&quot;T&quot;)" table:allow-empty-cell="true" table:display-list="unsorted" table:base-cell-address="Contagem.A1">
          <table:help-message table:title="Tipo da Manutenção na Função" table:display="fals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7" table:default-cell-style-name="ce50"/>
        <table:table-column table:style-name="co2" table:default-cell-style-name="ce50"/>
        <table:table-column table:style-name="co1" table:number-columns-repeated="2" table:default-cell-style-name="ce50"/>
        <table:table-column table:style-name="co3" table:default-cell-style-name="ce50"/>
        <table:table-column table:style-name="co1" table:number-columns-repeated="4" table:default-cell-style-name="ce50"/>
        <table:table-column table:style-name="co4" table:default-cell-style-name="ce50"/>
        <table:table-column table:style-name="co1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1" table:number-columns-repeated="9" table:default-cell-style-name="ce50"/>
        <table:table-column table:style-name="co1" table:visibility="collapse" table:number-columns-repeated="46" table:default-cell-style-name="ce50"/>
        <table:table-column table:style-name="co9" table:visibility="collapse" table:number-columns-repeated="948" table:default-cell-style-name="ce50"/>
        <table:table-row table:style-name="ro1" table:number-rows-repeated="3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28" table:number-rows-spanned="3">
            <text:p>Identificação da Contagem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71" office:value-type="string" calcext:value-type="string" table:number-columns-spanned="12" table:number-rows-spanned="1">
            <text:p>LightBase Consultoria em Software Público</text:p>
          </table:table-cell>
          <table:covered-table-cell table:number-columns-repeated="11"/>
          <table:table-cell table:style-name="ce18" office:value-type="string" calcext:value-type="string" table:number-columns-spanned="2" table:number-rows-spanned="1">
            <text:p>R$/PF</text:p>
          </table:table-cell>
          <table:covered-table-cell/>
          <table:table-cell table:style-name="ce93" office:value-type="float" office:value="576" calcext:value-type="float">
            <text:p>576,00</text:p>
          </table:table-cell>
          <table:table-cell table:style-name="ce95" office:value-type="string" calcext:value-type="string" table:number-columns-spanned="2" table:number-rows-spanned="1">
            <text:p>Custo</text:p>
          </table:table-cell>
          <table:covered-table-cell/>
          <table:table-cell table:style-name="ce102" table:formula="of:=[.W8]*[.T7]" office:value-type="currency" office:currency="BRL" office:value="50544" calcext:value-type="currency" table:number-columns-spanned="6" table:number-rows-spanned="1">
            <text:p>R$50.544,0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SINJ CADASTRO</text:p>
          </table:table-cell>
          <table:covered-table-cell table:number-columns-repeated="14"/>
          <table:table-cell table:style-name="ce95" office:value-type="string" calcext:value-type="string" table:number-columns-spanned="2" table:number-rows-spanned="1">
            <text:p>PF</text:p>
          </table:table-cell>
          <table:covered-table-cell/>
          <table:table-cell table:style-name="ce103" table:formula="of:=SUM([.Y14:.Y17])" office:value-type="float" office:value="87.75" calcext:value-type="float" table:number-columns-spanned="6" table:number-rows-spanned="1">
            <text:p>87,75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11" office:value-type="string" calcext:value-type="string" table:number-columns-spanned="23" table:number-rows-spanned="1">
            <text:p>SINJ – DF</text:p>
          </table:table-cell>
          <table:covered-table-cell table:number-columns-repeated="22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João Henrique Ferreira</text:p>
          </table:table-cell>
          <table:covered-table-cell table:number-columns-repeated="14"/>
          <table:table-cell table:style-name="ce96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108" office:value-type="date" office:date-value="2019-08-13" calcext:value-type="date" table:number-columns-spanned="5" table:number-rows-spanned="1">
            <text:p>13/08/2019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11" table:number-columns-spanned="15" table:number-rows-spanned="1"/>
          <table:covered-table-cell table:number-columns-repeated="14"/>
          <table:table-cell table:style-name="ce96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10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61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64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ce75"/>
          <table:table-cell table:style-name="ce80" table:number-columns-repeated="2"/>
          <table:table-cell table:style-name="ce82" office:value-type="string" calcext:value-type="string" table:number-columns-spanned="2" table:number-rows-spanned="5">
            <text:p>Sumário</text:p>
          </table:table-cell>
          <table:covered-table-cell/>
          <table:table-cell table:style-name="ce18" office:value-type="string" calcext:value-type="string" table:number-columns-spanned="4" table:number-rows-spanned="1">
            <text:p>PF não Ajustado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110" table:number-columns-repeated="2"/>
          <table:table-cell table:number-columns-repeated="994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75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ADD</text:p>
          </table:table-cell>
          <table:covered-table-cell/>
          <table:table-cell table:style-name="ce91" table:formula="of:=[Sumário.E55]" office:value-type="float" office:value="24" calcext:value-type="float" table:number-columns-spanned="2" table:number-rows-spanned="1">
            <text:p>24,00 </text:p>
          </table:table-cell>
          <table:covered-table-cell/>
          <table:table-cell table:style-name="ce101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09" table:formula="of:=[.S14]*[.U14]" office:value-type="float" office:value="24" calcext:value-type="float" table:number-columns-spanned="4" table:number-rows-spanned="1">
            <text:p>24,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76" office:value-type="string" calcext:value-type="string">
            <text:p>X</text:p>
          </table:table-cell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CHG</text:p>
          </table:table-cell>
          <table:covered-table-cell/>
          <table:table-cell table:style-name="ce91" table:formula="of:=[Sumário.E56]" office:value-type="float" office:value="85" calcext:value-type="float" table:number-columns-spanned="2" table:number-rows-spanned="1">
            <text:p>85,00 </text:p>
          </table:table-cell>
          <table:covered-table-cell/>
          <table:table-cell table:style-name="ce101" office:value-type="float" office:value="0.75" calcext:value-type="float" table:number-columns-spanned="4" table:number-rows-spanned="1">
            <text:p>0,75</text:p>
          </table:table-cell>
          <table:covered-table-cell table:number-columns-repeated="3"/>
          <table:table-cell table:style-name="ce109" table:formula="of:=[.S15]*[.U15]" office:value-type="float" office:value="63.75" calcext:value-type="float" table:number-columns-spanned="4" table:number-rows-spanned="1">
            <text:p>63,75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76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DEL</text:p>
          </table:table-cell>
          <table:covered-table-cell/>
          <table:table-cell table:style-name="ce91" table:formula="of:=[Sumário.E57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09" table:formula="of:=[.S16]*[.U16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7"/>
          <table:table-cell table:style-name="ce68" table:number-columns-repeated="8"/>
          <table:table-cell table:style-name="ce77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Outros</text:p>
          </table:table-cell>
          <table:covered-table-cell/>
          <table:table-cell table:style-name="ce91" table:formula="of:=[Sumário.E58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7]*[.U17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2">
          <table:table-cell table:number-columns-repeated="17"/>
          <table:table-cell table:style-name="ce89"/>
          <table:table-cell table:number-columns-repeated="1006"/>
        </table:table-row>
        <table:table-row table:style-name="ro2">
          <table:table-cell/>
          <table:table-cell table:style-name="ce63" table:number-columns-repeated="2"/>
          <table:table-cell table:number-columns-repeated="2"/>
          <table:table-cell table:style-name="ce63" table:number-columns-repeated="4"/>
          <table:table-cell/>
          <table:table-cell table:style-name="ce73" office:value-type="string" calcext:value-type="string" table:number-columns-spanned="9" table:number-rows-spanned="1">
            <office:annotation draw:style-name="gr1" draw:text-style-name="P2" svg:width="56.62mm" svg:height="39.16mm" svg:x="108.66mm" svg:y="89.66mm" draw:caption-point-x="0.42mm" draw:caption-point-y="-9.36mm">
              <dc:date>2016-03-1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28" table:number-rows-spanned="15">
            <text:p>Estimar o custo para desenvolvimento de evolutivas do sistema SINJ.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3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table:number-columns-spanned="28" table:number-rows-spanned="13"/>
          <table:covered-table-cell table:number-columns-repeated="27"/>
          <table:table-cell table:number-columns-repeated="996"/>
        </table:table-row>
        <table:table-row table:style-name="ro2">
          <table:covered-table-cell office:value-type="string" calcext:value-type="string">
            <text:p>4. Impedir a possibilidade de alteração dos campos do sistema após o prazo recursal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office:value-type="string" calcext:value-type="string">
            <text:p>5. Retirar do sistema as Coordenações que não possuem lotação de Procuradores (p. ex. CGA e CTI)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covered-table-cell office:value-type="string" calcext:value-type="string">
            <text:p>6. Ao lado dos campos, poderia existir algo como um botão de ajuda (que vemos em sites na internet representado pelo símbolo de interrogação "?"), com explicações sobre a inserção de dados.</text:p>
          </table:covered-table-cell>
          <table:covered-table-cell table:number-columns-repeated="27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2" table:number-rows-repeated="7">
          <table:table-cell table:number-columns-repeated="1024"/>
        </table:table-row>
        <table:table-row table:style-name="ro2" table:visibility="collapse" table:number-rows-repeated="46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7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6">
          <table:table-cell table:number-columns-repeated="1024"/>
        </table:table-row>
        <table:table-row table:style-name="ro1" table:visibility="collapse" table:number-rows-repeated="104835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unções" table:style-name="ta2">
        <table:table-column table:style-name="co10" table:default-cell-style-name="ce32"/>
        <table:table-column table:style-name="co11" table:number-columns-repeated="3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visibility="collapse" table:number-columns-repeated="2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180"/>
        <table:table-column table:style-name="co21" table:default-cell-style-name="ce180"/>
        <table:table-column table:style-name="co22" table:default-cell-style-name="ce32"/>
        <table:table-column table:style-name="co23" table:visibility="collapse" table:default-cell-style-name="ce32"/>
        <table:table-column table:style-name="co8" table:visibility="collapse" table:number-columns-repeated="237" table:default-cell-style-name="ce32"/>
        <table:table-column table:style-name="co24" table:visibility="collapse" table:default-cell-style-name="ce32"/>
        <table:table-column table:style-name="co9" table:visibility="collapse" table:number-columns-repeated="767" table:default-cell-style-name="ce32"/>
        <table:table-column table:style-name="co25" table:visibility="collapse" table:default-cell-style-name="ce32"/>
        <table:table-row table:style-name="ro2">
          <table:table-cell table:style-name="ce188" office:value-type="string" calcext:value-type="string" table:number-columns-spanned="16" table:number-rows-spanned="3">
            <text:p>PPF - Planilha de Contagem de Ponto de Função </text:p>
          </table:table-cell>
          <table:covered-table-cell table:number-columns-repeated="15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table-cell table:style-name="ce33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55" table:formula="of:=[Contagem.A9]&amp;&quot; : &quot;&amp;[Contagem.F9]" office:value-type="string" office:string-value="Projeto : SINJ – DF" calcext:value-type="string" table:number-columns-spanned="11" table:number-rows-spanned="1">
            <text:p>Projeto : SINJ – DF</text:p>
          </table:table-cell>
          <table:covered-table-cell table:number-columns-repeated="10"/>
          <table:table-cell table:style-name="ce98"/>
          <table:table-cell table:style-name="ce105"/>
          <table:table-cell table:style-name="ce50" table:number-columns-repeated="1006"/>
        </table:table-row>
        <table:table-row table:style-name="ro2">
          <table:table-cell table:style-name="ce3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55" table:formula="of:=[Contagem.A11]&amp;&quot; : &quot;&amp;[Contagem.F11]" office:value-type="string" office:string-value="Revisor : " calcext:value-type="string" table:number-columns-spanned="11" table:number-rows-spanned="1">
            <text:p>Revisor : </text:p>
          </table:table-cell>
          <table:covered-table-cell table:number-columns-repeated="10"/>
          <table:table-cell table:style-name="ce98"/>
          <table:table-cell table:style-name="ce106"/>
          <table:table-cell table:style-name="ce112" table:number-columns-repeated="1006"/>
        </table:table-row>
        <table:table-row table:style-name="ro2">
          <table:table-cell table:style-name="ce35" table:formula="of:=[Contagem.A7]&amp;&quot; : &quot;&amp;[Contagem.F7]" office:value-type="string" office:string-value="Empresa : LightBase Consultoria em Software Público" calcext:value-type="string" table:number-columns-spanned="4" table:number-rows-spanned="1">
            <text:p>Empresa : LightBase Consultoria em Software Público</text:p>
          </table:table-cell>
          <table:covered-table-cell table:number-columns-repeated="3"/>
          <table:table-cell table:style-name="ce33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5" table:formula="of:=&quot; Custo= &quot;&amp;DOLLAR([Contagem.W7])" office:value-type="string" office:string-value=" Custo= R$ 50.544,00" calcext:value-type="string" table:number-columns-spanned="6" table:number-rows-spanned="1">
            <text:p><text:s/>Custo= R$ 50.544,00</text:p>
          </table:table-cell>
          <table:covered-table-cell table:number-columns-repeated="5"/>
          <table:table-cell table:style-name="ce90" table:formula="of:=&quot;PF  = &quot;&amp;VALUE([Contagem.W8])" office:value-type="string" office:string-value="PF  = 87,75" calcext:value-type="string" table:number-columns-spanned="2" table:number-rows-spanned="1">
            <text:p>PF <text:s/>= 87,75</text:p>
          </table:table-cell>
          <table:covered-table-cell/>
          <table:table-cell table:style-name="ce78" table:number-columns-spanned="2" table:number-rows-spanned="1"/>
          <table:covered-table-cell/>
          <table:table-cell table:style-name="ce99"/>
          <table:table-cell table:style-name="ce106"/>
          <table:table-cell table:style-name="ce112" table:number-columns-repeated="1006"/>
        </table:table-row>
        <table:table-row table:style-name="ro2">
          <table:table-cell table:style-name="ce34" office:value-type="string" calcext:value-type="string" table:number-columns-spanned="5" table:number-rows-spanned="1">
            <office:annotation draw:style-name="gr1" draw:text-style-name="P2" svg:width="49.48mm" svg:height="19.05mm" svg:x="82.02mm" svg:y="25.39mm" draw:caption-point-x="-3.81mm" draw:caption-point-y="0.11mm">
              <dc:date>2016-03-1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4"/>
          <table:table-cell table:style-name="ce46" office:value-type="string" calcext:value-type="string">
            <office:annotation draw:style-name="gr1" draw:text-style-name="P2" svg:width="41.01mm" svg:height="7.94mm" svg:x="205.74mm" svg:y="22.74mm" draw:caption-point-x="-111.23mm" draw:caption-point-y="2.76mm">
              <dc:date>2016-03-1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1" draw:text-style-name="P2" svg:width="85.2mm" svg:height="12.44mm" svg:x="67.56mm" svg:y="32.8mm" draw:caption-point-x="44.08mm" draw:caption-point-y="-7.3mm">
              <dc:date>2016-03-1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69" office:value-type="string" calcext:value-type="string">
            <office:annotation draw:style-name="gr1" draw:text-style-name="P2" svg:width="12.96mm" svg:height="4.76mm" svg:x="115.44mm" svg:y="21.16mm" draw:caption-point-x="7.31mm" draw:caption-point-y="4.34mm">
              <dc:date>2016-03-1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69" office:value-type="string" calcext:value-type="string">
            <office:annotation draw:style-name="gr1" draw:text-style-name="P2" svg:width="37.84mm" svg:height="6.88mm" svg:x="137.67mm" svg:y="18.25mm" draw:caption-point-x="0.16mm" draw:caption-point-y="7.25mm">
              <dc:date>2016-03-1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69" office:value-type="string" calcext:value-type="string">
            <text:p>ctl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Complex.</text:p>
          </table:table-cell>
          <table:table-cell table:style-name="ce69" office:value-type="string" calcext:value-type="string">
            <text:p>PF</text:p>
          </table:table-cell>
          <table:table-cell table:style-name="ce69" office:value-type="string" calcext:value-type="string">
            <text:p>PF Local</text:p>
          </table:table-cell>
          <table:table-cell table:style-name="ce79" office:value-type="string" calcext:value-type="string" table:number-columns-spanned="2" table:number-rows-spanned="1">
            <text:p>Observações</text:p>
          </table:table-cell>
          <table:covered-table-cell/>
          <table:table-cell table:style-name="ce100"/>
          <table:table-cell table:style-name="ce107"/>
          <table:table-cell table:style-name="ce113" table:number-columns-repeated="1006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Dados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Norm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9];[.K9])" office:value-type="string" office:string-value="ALIL" calcext:value-type="string">
            <text:p>ALIL</text:p>
          </table:table-cell>
          <table:table-cell table:style-name="ce62" table:formula="of:=IF(OR(ISBLANK([.H9]);ISBLANK([.I9]));IF(OR([.F9]=&quot;ALI&quot;;[.F9]=&quot;AIE&quot;);&quot;L&quot;;IF(ISBLANK([.F9]);&quot;&quot;;&quot;A&quot;));IF([.F9]=&quot;EE&quot;;IF([.I9]&gt;=3;IF([.H9]&gt;=5;&quot;H&quot;;&quot;A&quot;);IF([.I9]&gt;=2;IF([.H9]&gt;=16;&quot;H&quot;;IF([.H9]&lt;=4;&quot;L&quot;;&quot;A&quot;));IF([.H9]&lt;=15;&quot;L&quot;;&quot;A&quot;)));IF(OR([.F9]=&quot;SE&quot;;[.F9]=&quot;CE&quot;);IF([.I9]&gt;=4;IF([.H9]&gt;=6;&quot;H&quot;;&quot;A&quot;);IF([.I9]&gt;=2;IF([.H9]&gt;=20;&quot;H&quot;;IF([.H9]&lt;=5;&quot;L&quot;;&quot;A&quot;));IF([.H9]&lt;=19;&quot;L&quot;;&quot;A&quot;)));IF(OR([.F9]=&quot;ALI&quot;;[.F9]=&quot;AIE&quot;);IF([.I9]&gt;=6;IF([.H9]&gt;=20;&quot;H&quot;;&quot;A&quot;);IF([.I9]&gt;=2;IF([.H9]&gt;=51;&quot;H&quot;;IF([.H9]&lt;=19;&quot;L&quot;;&quot;A&quot;));IF([.H9]&lt;=50;&quot;L&quot;;&quot;A&quot;)))))))" office:value-type="string" office:string-value="L" calcext:value-type="string">
            <text:p>L</text:p>
          </table:table-cell>
          <table:table-cell table:style-name="ce62" table:formula="of:=IF([.K9]=&quot;L&quot;;&quot;Baixa&quot;;IF([.K9]=&quot;A&quot;;&quot;Média&quot;;IF([.K9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9]);&quot;&quot;;IF([.F9]=&quot;ALI&quot;;IF([.K9]=&quot;L&quot;;7;IF([.K9]=&quot;A&quot;;10;15));IF([.F9]=&quot;AIE&quot;;IF([.K9]=&quot;L&quot;;5;IF([.K9]=&quot;A&quot;;7;10));IF([.F9]=&quot;SE&quot;;IF([.K9]=&quot;L&quot;;4;IF([.K9]=&quot;A&quot;;5;7));IF(OR([.F9]=&quot;EE&quot;;[.F9]=&quot;CE&quot;);IF([.K9]=&quot;L&quot;;3;IF([.K9]=&quot;A&quot;;4;6)))))))" office:value-type="float" office:value="7" calcext:value-type="float">
            <text:p>7</text:p>
          </table:table-cell>
          <table:table-cell table:style-name="ce196" table:formula="of:=IF([.G9]=&quot;I&quot;;[.M9]*[Contagem.$U$14];IF([.G9]=&quot;E&quot;;[.M9]*[Contagem.$U$16];IF([.G9]=&quot;A&quot;;[.M9]*[Contagem.$U$15];IF([.G9]=&quot;T&quot;;[.M9]*[Contagem.$U$17];&quot;&quot;))))" office:value-type="float" office:value="5.25" calcext:value-type="float">
            <text:p>5,25</text:p>
          </table:table-cell>
          <table:table-cell table:style-name="ce184" table:number-columns-spanned="2" table:number-rows-spanned="1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iári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0];[.K10])" office:value-type="string" office:string-value="ALIL" calcext:value-type="string">
            <text:p>ALIL</text:p>
          </table:table-cell>
          <table:table-cell table:style-name="ce62" table:formula="of:=IF(OR(ISBLANK([.H10]);ISBLANK([.I10]));IF(OR([.F10]=&quot;ALI&quot;;[.F10]=&quot;AIE&quot;);&quot;L&quot;;IF(ISBLANK([.F10]);&quot;&quot;;&quot;A&quot;));IF([.F10]=&quot;EE&quot;;IF([.I10]&gt;=3;IF([.H10]&gt;=5;&quot;H&quot;;&quot;A&quot;);IF([.I10]&gt;=2;IF([.H10]&gt;=16;&quot;H&quot;;IF([.H10]&lt;=4;&quot;L&quot;;&quot;A&quot;));IF([.H10]&lt;=15;&quot;L&quot;;&quot;A&quot;)));IF(OR([.F10]=&quot;SE&quot;;[.F10]=&quot;CE&quot;);IF([.I10]&gt;=4;IF([.H10]&gt;=6;&quot;H&quot;;&quot;A&quot;);IF([.I10]&gt;=2;IF([.H10]&gt;=20;&quot;H&quot;;IF([.H10]&lt;=5;&quot;L&quot;;&quot;A&quot;));IF([.H10]&lt;=19;&quot;L&quot;;&quot;A&quot;)));IF(OR([.F10]=&quot;ALI&quot;;[.F10]=&quot;AIE&quot;);IF([.I10]&gt;=6;IF([.H10]&gt;=20;&quot;H&quot;;&quot;A&quot;);IF([.I10]&gt;=2;IF([.H10]&gt;=51;&quot;H&quot;;IF([.H10]&lt;=19;&quot;L&quot;;&quot;A&quot;));IF([.H10]&lt;=50;&quot;L&quot;;&quot;A&quot;)))))))" office:value-type="string" office:string-value="L" calcext:value-type="string">
            <text:p>L</text:p>
          </table:table-cell>
          <table:table-cell table:style-name="ce62" table:formula="of:=IF([.K10]=&quot;L&quot;;&quot;Baixa&quot;;IF([.K10]=&quot;A&quot;;&quot;Média&quot;;IF([.K10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10]);&quot;&quot;;IF([.F10]=&quot;ALI&quot;;IF([.K10]=&quot;L&quot;;7;IF([.K10]=&quot;A&quot;;10;15));IF([.F10]=&quot;AIE&quot;;IF([.K10]=&quot;L&quot;;5;IF([.K10]=&quot;A&quot;;7;10));IF([.F10]=&quot;SE&quot;;IF([.K10]=&quot;L&quot;;4;IF([.K10]=&quot;A&quot;;5;7));IF(OR([.F10]=&quot;EE&quot;;[.F10]=&quot;CE&quot;);IF([.K10]=&quot;L&quot;;3;IF([.K10]=&quot;A&quot;;4;6)))))))" office:value-type="float" office:value="7" calcext:value-type="float">
            <text:p>7</text:p>
          </table:table-cell>
          <table:table-cell table:style-name="ce196" table:formula="of:=IF([.G10]=&quot;I&quot;;[.M10]*[Contagem.$U$14];IF([.G10]=&quot;E&quot;;[.M10]*[Contagem.$U$16];IF([.G10]=&quot;A&quot;;[.M10]*[Contagem.$U$15];IF([.G10]=&quot;T&quot;;[.M10]*[Contagem.$U$17];&quot;&quot;))))" office:value-type="float" office:value="5.25" calcext:value-type="float">
            <text:p>5,25</text:p>
          </table:table-cell>
          <table:table-cell table:style-name="ce184" table:number-columns-spanned="2" table:number-rows-spanned="1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itaçã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1];[.K11])" office:value-type="string" office:string-value="ALIL" calcext:value-type="string">
            <text:p>ALIL</text:p>
          </table:table-cell>
          <table:table-cell table:style-name="ce62" table:formula="of:=IF(OR(ISBLANK([.H11]);ISBLANK([.I11]));IF(OR([.F11]=&quot;ALI&quot;;[.F11]=&quot;AIE&quot;);&quot;L&quot;;IF(ISBLANK([.F11]);&quot;&quot;;&quot;A&quot;));IF([.F11]=&quot;EE&quot;;IF([.I11]&gt;=3;IF([.H11]&gt;=5;&quot;H&quot;;&quot;A&quot;);IF([.I11]&gt;=2;IF([.H11]&gt;=16;&quot;H&quot;;IF([.H11]&lt;=4;&quot;L&quot;;&quot;A&quot;));IF([.H11]&lt;=15;&quot;L&quot;;&quot;A&quot;)));IF(OR([.F11]=&quot;SE&quot;;[.F11]=&quot;CE&quot;);IF([.I11]&gt;=4;IF([.H11]&gt;=6;&quot;H&quot;;&quot;A&quot;);IF([.I11]&gt;=2;IF([.H11]&gt;=20;&quot;H&quot;;IF([.H11]&lt;=5;&quot;L&quot;;&quot;A&quot;));IF([.H11]&lt;=19;&quot;L&quot;;&quot;A&quot;)));IF(OR([.F11]=&quot;ALI&quot;;[.F11]=&quot;AIE&quot;);IF([.I11]&gt;=6;IF([.H11]&gt;=20;&quot;H&quot;;&quot;A&quot;);IF([.I11]&gt;=2;IF([.H11]&gt;=51;&quot;H&quot;;IF([.H11]&lt;=19;&quot;L&quot;;&quot;A&quot;));IF([.H11]&lt;=50;&quot;L&quot;;&quot;A&quot;)))))))" office:value-type="string" office:string-value="L" calcext:value-type="string">
            <text:p>L</text:p>
          </table:table-cell>
          <table:table-cell table:style-name="ce62" table:formula="of:=IF([.K11]=&quot;L&quot;;&quot;Baixa&quot;;IF([.K11]=&quot;A&quot;;&quot;Média&quot;;IF([.K11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11]);&quot;&quot;;IF([.F11]=&quot;ALI&quot;;IF([.K11]=&quot;L&quot;;7;IF([.K11]=&quot;A&quot;;10;15));IF([.F11]=&quot;AIE&quot;;IF([.K11]=&quot;L&quot;;5;IF([.K11]=&quot;A&quot;;7;10));IF([.F11]=&quot;SE&quot;;IF([.K11]=&quot;L&quot;;4;IF([.K11]=&quot;A&quot;;5;7));IF(OR([.F11]=&quot;EE&quot;;[.F11]=&quot;CE&quot;);IF([.K11]=&quot;L&quot;;3;IF([.K11]=&quot;A&quot;;4;6)))))))" office:value-type="float" office:value="7" calcext:value-type="float">
            <text:p>7</text:p>
          </table:table-cell>
          <table:table-cell table:style-name="ce196" table:formula="of:=IF([.G11]=&quot;I&quot;;[.M11]*[Contagem.$U$14];IF([.G11]=&quot;E&quot;;[.M11]*[Contagem.$U$16];IF([.G11]=&quot;A&quot;;[.M11]*[Contagem.$U$15];IF([.G11]=&quot;T&quot;;[.M11]*[Contagem.$U$17];&quot;&quot;))))" office:value-type="float" office:value="5.25" calcext:value-type="float">
            <text:p>5,25</text:p>
          </table:table-cell>
          <table:table-cell table:style-name="ce184" table:number-columns-spanned="2" table:number-rows-spanned="1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Transação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1">
          <table:table-cell table:style-name="ce41" office:value-type="string" calcext:value-type="string" table:number-columns-spanned="16" table:number-rows-spanned="1">
            <text:p>Reestruturação da Mensagem Notifique-me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201"/>
          <table:table-cell table:style-name="ce214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onsultar normas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86" table:content-validation-name="val2" office:value-type="string" calcext:value-type="string">
            <text:p>A</text:p>
          </table:table-cell>
          <table:table-cell table:style-name="ce74" table:number-columns-repeated="2"/>
          <table:table-cell table:style-name="ce74" table:formula="of:=CONCATENATE([.F14];[.K14])" office:value-type="string" office:string-value="CEA" calcext:value-type="string">
            <text:p>CEA</text:p>
          </table:table-cell>
          <table:table-cell table:style-name="ce62" table:formula="of:=IF(OR(ISBLANK([.H14]);ISBLANK([.I14]));IF(OR([.F14]=&quot;ALI&quot;;[.F14]=&quot;AIE&quot;);&quot;L&quot;;IF(ISBLANK([.F14]);&quot;&quot;;&quot;A&quot;));IF([.F14]=&quot;EE&quot;;IF([.I14]&gt;=3;IF([.H14]&gt;=5;&quot;H&quot;;&quot;A&quot;);IF([.I14]&gt;=2;IF([.H14]&gt;=16;&quot;H&quot;;IF([.H14]&lt;=4;&quot;L&quot;;&quot;A&quot;));IF([.H14]&lt;=15;&quot;L&quot;;&quot;A&quot;)));IF(OR([.F14]=&quot;SE&quot;;[.F14]=&quot;CE&quot;);IF([.I14]&gt;=4;IF([.H14]&gt;=6;&quot;H&quot;;&quot;A&quot;);IF([.I14]&gt;=2;IF([.H14]&gt;=20;&quot;H&quot;;IF([.H14]&lt;=5;&quot;L&quot;;&quot;A&quot;));IF([.H14]&lt;=19;&quot;L&quot;;&quot;A&quot;)));IF(OR([.F14]=&quot;ALI&quot;;[.F14]=&quot;AIE&quot;);IF([.I14]&gt;=6;IF([.H14]&gt;=20;&quot;H&quot;;&quot;A&quot;);IF([.I14]&gt;=2;IF([.H14]&gt;=51;&quot;H&quot;;IF([.H14]&lt;=19;&quot;L&quot;;&quot;A&quot;));IF([.H14]&lt;=50;&quot;L&quot;;&quot;A&quot;)))))))" office:value-type="string" office:string-value="A" calcext:value-type="string">
            <text:p>A</text:p>
          </table:table-cell>
          <table:table-cell table:style-name="ce62" table:formula="of:=IF([.K14]=&quot;L&quot;;&quot;Baixa&quot;;IF([.K14]=&quot;A&quot;;&quot;Média&quot;;IF([.K14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F14]);&quot;&quot;;IF([.F14]=&quot;ALI&quot;;IF([.K14]=&quot;L&quot;;7;IF([.K14]=&quot;A&quot;;10;15));IF([.F14]=&quot;AIE&quot;;IF([.K14]=&quot;L&quot;;5;IF([.K14]=&quot;A&quot;;7;10));IF([.F14]=&quot;SE&quot;;IF([.K14]=&quot;L&quot;;4;IF([.K14]=&quot;A&quot;;5;7));IF(OR([.F14]=&quot;EE&quot;;[.F14]=&quot;CE&quot;);IF([.K14]=&quot;L&quot;;3;IF([.K14]=&quot;A&quot;;4;6)))))))" office:value-type="float" office:value="4" calcext:value-type="float">
            <text:p>4</text:p>
          </table:table-cell>
          <table:table-cell table:style-name="ce196" table:formula="of:=IF([.G14]=&quot;I&quot;;[.M14]*[Contagem.$U$14];IF([.G14]=&quot;E&quot;;[.M14]*[Contagem.$U$16];IF([.G14]=&quot;A&quot;;[.M14]*[Contagem.$U$15];IF([.G14]=&quot;T&quot;;[.M14]*[Contagem.$U$17];&quot;&quot;))))" office:value-type="float" office:value="3" calcext:value-type="float">
            <text:p>3,00</text:p>
          </table:table-cell>
          <table:table-cell table:style-name="ce186" table:number-columns-spanned="2" table:number-rows-spanned="2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Enviar e-mail notifique-me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86" table:content-validation-name="val2" office:value-type="string" calcext:value-type="string">
            <text:p>A</text:p>
          </table:table-cell>
          <table:table-cell table:style-name="ce74" table:number-columns-repeated="2"/>
          <table:table-cell table:style-name="ce74" table:formula="of:=CONCATENATE([.F15];[.K15])" office:value-type="string" office:string-value="CEA" calcext:value-type="string">
            <text:p>CEA</text:p>
          </table:table-cell>
          <table:table-cell table:style-name="ce62" table:formula="of:=IF(OR(ISBLANK([.H15]);ISBLANK([.I15]));IF(OR([.F15]=&quot;ALI&quot;;[.F15]=&quot;AIE&quot;);&quot;L&quot;;IF(ISBLANK([.F15]);&quot;&quot;;&quot;A&quot;));IF([.F15]=&quot;EE&quot;;IF([.I15]&gt;=3;IF([.H15]&gt;=5;&quot;H&quot;;&quot;A&quot;);IF([.I15]&gt;=2;IF([.H15]&gt;=16;&quot;H&quot;;IF([.H15]&lt;=4;&quot;L&quot;;&quot;A&quot;));IF([.H15]&lt;=15;&quot;L&quot;;&quot;A&quot;)));IF(OR([.F15]=&quot;SE&quot;;[.F15]=&quot;CE&quot;);IF([.I15]&gt;=4;IF([.H15]&gt;=6;&quot;H&quot;;&quot;A&quot;);IF([.I15]&gt;=2;IF([.H15]&gt;=20;&quot;H&quot;;IF([.H15]&lt;=5;&quot;L&quot;;&quot;A&quot;));IF([.H15]&lt;=19;&quot;L&quot;;&quot;A&quot;)));IF(OR([.F15]=&quot;ALI&quot;;[.F15]=&quot;AIE&quot;);IF([.I15]&gt;=6;IF([.H15]&gt;=20;&quot;H&quot;;&quot;A&quot;);IF([.I15]&gt;=2;IF([.H15]&gt;=51;&quot;H&quot;;IF([.H15]&lt;=19;&quot;L&quot;;&quot;A&quot;));IF([.H15]&lt;=50;&quot;L&quot;;&quot;A&quot;)))))))" office:value-type="string" office:string-value="A" calcext:value-type="string">
            <text:p>A</text:p>
          </table:table-cell>
          <table:table-cell table:style-name="ce62" table:formula="of:=IF([.K15]=&quot;L&quot;;&quot;Baixa&quot;;IF([.K15]=&quot;A&quot;;&quot;Média&quot;;IF([.K15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F15]);&quot;&quot;;IF([.F15]=&quot;ALI&quot;;IF([.K15]=&quot;L&quot;;7;IF([.K15]=&quot;A&quot;;10;15));IF([.F15]=&quot;AIE&quot;;IF([.K15]=&quot;L&quot;;5;IF([.K15]=&quot;A&quot;;7;10));IF([.F15]=&quot;SE&quot;;IF([.K15]=&quot;L&quot;;4;IF([.K15]=&quot;A&quot;;5;7));IF(OR([.F15]=&quot;EE&quot;;[.F15]=&quot;CE&quot;);IF([.K15]=&quot;L&quot;;3;IF([.K15]=&quot;A&quot;;4;6)))))))" office:value-type="float" office:value="4" calcext:value-type="float">
            <text:p>4</text:p>
          </table:table-cell>
          <table:table-cell table:style-name="ce196" table:formula="of:=IF([.G15]=&quot;I&quot;;[.M15]*[Contagem.$U$14];IF([.G15]=&quot;E&quot;;[.M15]*[Contagem.$U$16];IF([.G15]=&quot;A&quot;;[.M15]*[Contagem.$U$15];IF([.G15]=&quot;T&quot;;[.M15]*[Contagem.$U$17];&quot;&quot;))))" office:value-type="float" office:value="3" calcext:value-type="float">
            <text:p>3,00</text:p>
          </table:table-cell>
          <table:covered-table-cell table:style-name="ce184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2">
          <table:table-cell table:style-name="ce41" office:value-type="string" calcext:value-type="string" table:number-columns-spanned="16" table:number-rows-spanned="1">
            <text:p>Criar campo com link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201"/>
          <table:table-cell table:style-name="ce214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86" table:content-validation-name="val2" office:value-type="string" calcext:value-type="string">
            <text:p>A</text:p>
          </table:table-cell>
          <table:table-cell table:style-name="ce74" table:number-columns-repeated="2"/>
          <table:table-cell table:style-name="ce74" table:formula="of:=CONCATENATE([.F17];[.K17])" office:value-type="string" office:string-value="EEA" calcext:value-type="string">
            <text:p>EEA</text:p>
          </table:table-cell>
          <table:table-cell table:style-name="ce62" table:formula="of:=IF(OR(ISBLANK([.H17]);ISBLANK([.I17]));IF(OR([.F17]=&quot;ALI&quot;;[.F17]=&quot;AIE&quot;);&quot;L&quot;;IF(ISBLANK([.F17]);&quot;&quot;;&quot;A&quot;));IF([.F17]=&quot;EE&quot;;IF([.I17]&gt;=3;IF([.H17]&gt;=5;&quot;H&quot;;&quot;A&quot;);IF([.I17]&gt;=2;IF([.H17]&gt;=16;&quot;H&quot;;IF([.H17]&lt;=4;&quot;L&quot;;&quot;A&quot;));IF([.H17]&lt;=15;&quot;L&quot;;&quot;A&quot;)));IF(OR([.F17]=&quot;SE&quot;;[.F17]=&quot;CE&quot;);IF([.I17]&gt;=4;IF([.H17]&gt;=6;&quot;H&quot;;&quot;A&quot;);IF([.I17]&gt;=2;IF([.H17]&gt;=20;&quot;H&quot;;IF([.H17]&lt;=5;&quot;L&quot;;&quot;A&quot;));IF([.H17]&lt;=19;&quot;L&quot;;&quot;A&quot;)));IF(OR([.F17]=&quot;ALI&quot;;[.F17]=&quot;AIE&quot;);IF([.I17]&gt;=6;IF([.H17]&gt;=20;&quot;H&quot;;&quot;A&quot;);IF([.I17]&gt;=2;IF([.H17]&gt;=51;&quot;H&quot;;IF([.H17]&lt;=19;&quot;L&quot;;&quot;A&quot;));IF([.H17]&lt;=50;&quot;L&quot;;&quot;A&quot;)))))))" office:value-type="string" office:string-value="A" calcext:value-type="string">
            <text:p>A</text:p>
          </table:table-cell>
          <table:table-cell table:style-name="ce62" table:formula="of:=IF([.K17]=&quot;L&quot;;&quot;Baixa&quot;;IF([.K17]=&quot;A&quot;;&quot;Média&quot;;IF([.K17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F17]);&quot;&quot;;IF([.F17]=&quot;ALI&quot;;IF([.K17]=&quot;L&quot;;7;IF([.K17]=&quot;A&quot;;10;15));IF([.F17]=&quot;AIE&quot;;IF([.K17]=&quot;L&quot;;5;IF([.K17]=&quot;A&quot;;7;10));IF([.F17]=&quot;SE&quot;;IF([.K17]=&quot;L&quot;;4;IF([.K17]=&quot;A&quot;;5;7));IF(OR([.F17]=&quot;EE&quot;;[.F17]=&quot;CE&quot;);IF([.K17]=&quot;L&quot;;3;IF([.K17]=&quot;A&quot;;4;6)))))))" office:value-type="float" office:value="4" calcext:value-type="float">
            <text:p>4</text:p>
          </table:table-cell>
          <table:table-cell table:style-name="ce196" table:formula="of:=IF([.G17]=&quot;I&quot;;[.M17]*[Contagem.$U$14];IF([.G17]=&quot;E&quot;;[.M17]*[Contagem.$U$16];IF([.G17]=&quot;A&quot;;[.M17]*[Contagem.$U$15];IF([.G17]=&quot;T&quot;;[.M17]*[Contagem.$U$17];&quot;&quot;))))" office:value-type="float" office:value="3" calcext:value-type="float">
            <text:p>3,00</text:p>
          </table:table-cell>
          <table:table-cell table:style-name="ce184" table:number-columns-spanned="2" table:number-rows-spanned="1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Alterar Norm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86" table:content-validation-name="val2" office:value-type="string" calcext:value-type="string">
            <text:p>A</text:p>
          </table:table-cell>
          <table:table-cell table:style-name="ce74" table:number-columns-repeated="2"/>
          <table:table-cell table:style-name="ce74" table:formula="of:=CONCATENATE([.F18];[.K18])" office:value-type="string" office:string-value="EEA" calcext:value-type="string">
            <text:p>EEA</text:p>
          </table:table-cell>
          <table:table-cell table:style-name="ce62" table:formula="of:=IF(OR(ISBLANK([.H18]);ISBLANK([.I18]));IF(OR([.F18]=&quot;ALI&quot;;[.F18]=&quot;AIE&quot;);&quot;L&quot;;IF(ISBLANK([.F18]);&quot;&quot;;&quot;A&quot;));IF([.F18]=&quot;EE&quot;;IF([.I18]&gt;=3;IF([.H18]&gt;=5;&quot;H&quot;;&quot;A&quot;);IF([.I18]&gt;=2;IF([.H18]&gt;=16;&quot;H&quot;;IF([.H18]&lt;=4;&quot;L&quot;;&quot;A&quot;));IF([.H18]&lt;=15;&quot;L&quot;;&quot;A&quot;)));IF(OR([.F18]=&quot;SE&quot;;[.F18]=&quot;CE&quot;);IF([.I18]&gt;=4;IF([.H18]&gt;=6;&quot;H&quot;;&quot;A&quot;);IF([.I18]&gt;=2;IF([.H18]&gt;=20;&quot;H&quot;;IF([.H18]&lt;=5;&quot;L&quot;;&quot;A&quot;));IF([.H18]&lt;=19;&quot;L&quot;;&quot;A&quot;)));IF(OR([.F18]=&quot;ALI&quot;;[.F18]=&quot;AIE&quot;);IF([.I18]&gt;=6;IF([.H18]&gt;=20;&quot;H&quot;;&quot;A&quot;);IF([.I18]&gt;=2;IF([.H18]&gt;=51;&quot;H&quot;;IF([.H18]&lt;=19;&quot;L&quot;;&quot;A&quot;));IF([.H18]&lt;=50;&quot;L&quot;;&quot;A&quot;)))))))" office:value-type="string" office:string-value="A" calcext:value-type="string">
            <text:p>A</text:p>
          </table:table-cell>
          <table:table-cell table:style-name="ce62" table:formula="of:=IF([.K18]=&quot;L&quot;;&quot;Baixa&quot;;IF([.K18]=&quot;A&quot;;&quot;Média&quot;;IF([.K18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F18]);&quot;&quot;;IF([.F18]=&quot;ALI&quot;;IF([.K18]=&quot;L&quot;;7;IF([.K18]=&quot;A&quot;;10;15));IF([.F18]=&quot;AIE&quot;;IF([.K18]=&quot;L&quot;;5;IF([.K18]=&quot;A&quot;;7;10));IF([.F18]=&quot;SE&quot;;IF([.K18]=&quot;L&quot;;4;IF([.K18]=&quot;A&quot;;5;7));IF(OR([.F18]=&quot;EE&quot;;[.F18]=&quot;CE&quot;);IF([.K18]=&quot;L&quot;;3;IF([.K18]=&quot;A&quot;;4;6)))))))" office:value-type="float" office:value="4" calcext:value-type="float">
            <text:p>4</text:p>
          </table:table-cell>
          <table:table-cell table:style-name="ce196" table:formula="of:=IF([.G18]=&quot;I&quot;;[.M18]*[Contagem.$U$14];IF([.G18]=&quot;E&quot;;[.M18]*[Contagem.$U$16];IF([.G18]=&quot;A&quot;;[.M18]*[Contagem.$U$15];IF([.G18]=&quot;T&quot;;[.M18]*[Contagem.$U$17];&quot;&quot;))))" office:value-type="float" office:value="3" calcext:value-type="float">
            <text:p>3,00</text:p>
          </table:table-cell>
          <table:table-cell table:style-name="ce184" table:number-columns-spanned="2" table:number-rows-spanned="1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86" table:content-validation-name="val2" office:value-type="string" calcext:value-type="string">
            <text:p>A</text:p>
          </table:table-cell>
          <table:table-cell table:style-name="ce74" table:number-columns-repeated="2"/>
          <table:table-cell table:style-name="ce74" table:formula="of:=CONCATENATE([.F19];[.K19])" office:value-type="string" office:string-value="CEA" calcext:value-type="string">
            <text:p>CEA</text:p>
          </table:table-cell>
          <table:table-cell table:style-name="ce62" table:formula="of:=IF(OR(ISBLANK([.H19]);ISBLANK([.I19]));IF(OR([.F19]=&quot;ALI&quot;;[.F19]=&quot;AIE&quot;);&quot;L&quot;;IF(ISBLANK([.F19]);&quot;&quot;;&quot;A&quot;));IF([.F19]=&quot;EE&quot;;IF([.I19]&gt;=3;IF([.H19]&gt;=5;&quot;H&quot;;&quot;A&quot;);IF([.I19]&gt;=2;IF([.H19]&gt;=16;&quot;H&quot;;IF([.H19]&lt;=4;&quot;L&quot;;&quot;A&quot;));IF([.H19]&lt;=15;&quot;L&quot;;&quot;A&quot;)));IF(OR([.F19]=&quot;SE&quot;;[.F19]=&quot;CE&quot;);IF([.I19]&gt;=4;IF([.H19]&gt;=6;&quot;H&quot;;&quot;A&quot;);IF([.I19]&gt;=2;IF([.H19]&gt;=20;&quot;H&quot;;IF([.H19]&lt;=5;&quot;L&quot;;&quot;A&quot;));IF([.H19]&lt;=19;&quot;L&quot;;&quot;A&quot;)));IF(OR([.F19]=&quot;ALI&quot;;[.F19]=&quot;AIE&quot;);IF([.I19]&gt;=6;IF([.H19]&gt;=20;&quot;H&quot;;&quot;A&quot;);IF([.I19]&gt;=2;IF([.H19]&gt;=51;&quot;H&quot;;IF([.H19]&lt;=19;&quot;L&quot;;&quot;A&quot;));IF([.H19]&lt;=50;&quot;L&quot;;&quot;A&quot;)))))))" office:value-type="string" office:string-value="A" calcext:value-type="string">
            <text:p>A</text:p>
          </table:table-cell>
          <table:table-cell table:style-name="ce62" table:formula="of:=IF([.K19]=&quot;L&quot;;&quot;Baixa&quot;;IF([.K19]=&quot;A&quot;;&quot;Média&quot;;IF([.K19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F19]);&quot;&quot;;IF([.F19]=&quot;ALI&quot;;IF([.K19]=&quot;L&quot;;7;IF([.K19]=&quot;A&quot;;10;15));IF([.F19]=&quot;AIE&quot;;IF([.K19]=&quot;L&quot;;5;IF([.K19]=&quot;A&quot;;7;10));IF([.F19]=&quot;SE&quot;;IF([.K19]=&quot;L&quot;;4;IF([.K19]=&quot;A&quot;;5;7));IF(OR([.F19]=&quot;EE&quot;;[.F19]=&quot;CE&quot;);IF([.K19]=&quot;L&quot;;3;IF([.K19]=&quot;A&quot;;4;6)))))))" office:value-type="float" office:value="4" calcext:value-type="float">
            <text:p>4</text:p>
          </table:table-cell>
          <table:table-cell table:style-name="ce196" table:formula="of:=IF([.G19]=&quot;I&quot;;[.M19]*[Contagem.$U$14];IF([.G19]=&quot;E&quot;;[.M19]*[Contagem.$U$16];IF([.G19]=&quot;A&quot;;[.M19]*[Contagem.$U$15];IF([.G19]=&quot;T&quot;;[.M19]*[Contagem.$U$17];&quot;&quot;))))" office:value-type="float" office:value="3" calcext:value-type="float">
            <text:p>3,00</text:p>
          </table:table-cell>
          <table:table-cell table:style-name="ce184" table:number-columns-spanned="2" table:number-rows-spanned="1"/>
          <table:covered-table-cell table:style-name="ce190"/>
          <table:table-cell table:style-name="ce171"/>
          <table:table-cell table:style-name="ce177" table:number-columns-repeated="1007"/>
        </table:table-row>
        <table:table-row table:style-name="ro4">
          <table:table-cell table:style-name="ce44" office:value-type="string" calcext:value-type="string" table:number-columns-spanned="16" table:number-rows-spanned="1">
            <text:p> Possibilidade de salvamento prévio do cadastro de normativos</text:p>
            <text:p/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Salvar para aprovaçã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1];[.K21])" office:value-type="string" office:string-value="EEA" calcext:value-type="string">
            <text:p>EEA</text:p>
          </table:table-cell>
          <table:table-cell table:style-name="ce62" table:formula="of:=IF(OR(ISBLANK([.H21]);ISBLANK([.I21]));IF(OR([.F21]=&quot;ALI&quot;;[.F21]=&quot;AIE&quot;);&quot;L&quot;;IF(ISBLANK([.F21]);&quot;&quot;;&quot;A&quot;));IF([.F21]=&quot;EE&quot;;IF([.I21]&gt;=3;IF([.H21]&gt;=5;&quot;H&quot;;&quot;A&quot;);IF([.I21]&gt;=2;IF([.H21]&gt;=16;&quot;H&quot;;IF([.H21]&lt;=4;&quot;L&quot;;&quot;A&quot;));IF([.H21]&lt;=15;&quot;L&quot;;&quot;A&quot;)));IF(OR([.F21]=&quot;SE&quot;;[.F21]=&quot;CE&quot;);IF([.I21]&gt;=4;IF([.H21]&gt;=6;&quot;H&quot;;&quot;A&quot;);IF([.I21]&gt;=2;IF([.H21]&gt;=20;&quot;H&quot;;IF([.H21]&lt;=5;&quot;L&quot;;&quot;A&quot;));IF([.H21]&lt;=19;&quot;L&quot;;&quot;A&quot;)));IF(OR([.F21]=&quot;ALI&quot;;[.F21]=&quot;AIE&quot;);IF([.I21]&gt;=6;IF([.H21]&gt;=20;&quot;H&quot;;&quot;A&quot;);IF([.I21]&gt;=2;IF([.H21]&gt;=51;&quot;H&quot;;IF([.H21]&lt;=19;&quot;L&quot;;&quot;A&quot;));IF([.H21]&lt;=50;&quot;L&quot;;&quot;A&quot;)))))))" office:value-type="string" office:string-value="A" calcext:value-type="string">
            <text:p>A</text:p>
          </table:table-cell>
          <table:table-cell table:style-name="ce62" table:formula="of:=IF([.K21]=&quot;L&quot;;&quot;Baixa&quot;;IF([.K21]=&quot;A&quot;;&quot;Média&quot;;IF([.K2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1]);&quot;&quot;;IF([.F21]=&quot;ALI&quot;;IF([.K21]=&quot;L&quot;;7;IF([.K21]=&quot;A&quot;;10;15));IF([.F21]=&quot;AIE&quot;;IF([.K21]=&quot;L&quot;;5;IF([.K21]=&quot;A&quot;;7;10));IF([.F21]=&quot;SE&quot;;IF([.K21]=&quot;L&quot;;4;IF([.K21]=&quot;A&quot;;5;7));IF(OR([.F21]=&quot;EE&quot;;[.F21]=&quot;CE&quot;);IF([.K21]=&quot;L&quot;;3;IF([.K21]=&quot;A&quot;;4;6)))))))" office:value-type="float" office:value="4" calcext:value-type="float">
            <text:p>4</text:p>
          </table:table-cell>
          <table:table-cell table:style-name="ce196" table:formula="of:=IF([.G21]=&quot;I&quot;;[.M21]*[Contagem.$U$14];IF([.G21]=&quot;E&quot;;[.M21]*[Contagem.$U$16];IF([.G21]=&quot;A&quot;;[.M21]*[Contagem.$U$15];IF([.G21]=&quot;T&quot;;[.M21]*[Contagem.$U$17];&quot;&quot;))))" office:value-type="float" office:value="4" calcext:value-type="float">
            <text:p>4,00</text:p>
          </table:table-cell>
          <table:table-cell table:style-name="ce184" office:value-type="string" calcext:value-type="string" table:number-columns-spanned="2" table:number-rows-spanned="1">
            <text:p>O perfil de estagiário deve salvar a norma e aguardar aprovação para a sua publicação</text:p>
          </table:table-cell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ovar Cadastr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2];[.K22])" office:value-type="string" office:string-value="EEA" calcext:value-type="string">
            <text:p>EEA</text:p>
          </table:table-cell>
          <table:table-cell table:style-name="ce62" table:formula="of:=IF(OR(ISBLANK([.H22]);ISBLANK([.I22]));IF(OR([.F22]=&quot;ALI&quot;;[.F22]=&quot;AIE&quot;);&quot;L&quot;;IF(ISBLANK([.F22]);&quot;&quot;;&quot;A&quot;));IF([.F22]=&quot;EE&quot;;IF([.I22]&gt;=3;IF([.H22]&gt;=5;&quot;H&quot;;&quot;A&quot;);IF([.I22]&gt;=2;IF([.H22]&gt;=16;&quot;H&quot;;IF([.H22]&lt;=4;&quot;L&quot;;&quot;A&quot;));IF([.H22]&lt;=15;&quot;L&quot;;&quot;A&quot;)));IF(OR([.F22]=&quot;SE&quot;;[.F22]=&quot;CE&quot;);IF([.I22]&gt;=4;IF([.H22]&gt;=6;&quot;H&quot;;&quot;A&quot;);IF([.I22]&gt;=2;IF([.H22]&gt;=20;&quot;H&quot;;IF([.H22]&lt;=5;&quot;L&quot;;&quot;A&quot;));IF([.H22]&lt;=19;&quot;L&quot;;&quot;A&quot;)));IF(OR([.F22]=&quot;ALI&quot;;[.F22]=&quot;AIE&quot;);IF([.I22]&gt;=6;IF([.H22]&gt;=20;&quot;H&quot;;&quot;A&quot;);IF([.I22]&gt;=2;IF([.H22]&gt;=51;&quot;H&quot;;IF([.H22]&lt;=19;&quot;L&quot;;&quot;A&quot;));IF([.H22]&lt;=50;&quot;L&quot;;&quot;A&quot;)))))))" office:value-type="string" office:string-value="A" calcext:value-type="string">
            <text:p>A</text:p>
          </table:table-cell>
          <table:table-cell table:style-name="ce62" table:formula="of:=IF([.K22]=&quot;L&quot;;&quot;Baixa&quot;;IF([.K22]=&quot;A&quot;;&quot;Média&quot;;IF([.K2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2]);&quot;&quot;;IF([.F22]=&quot;ALI&quot;;IF([.K22]=&quot;L&quot;;7;IF([.K22]=&quot;A&quot;;10;15));IF([.F22]=&quot;AIE&quot;;IF([.K22]=&quot;L&quot;;5;IF([.K22]=&quot;A&quot;;7;10));IF([.F22]=&quot;SE&quot;;IF([.K22]=&quot;L&quot;;4;IF([.K22]=&quot;A&quot;;5;7));IF(OR([.F22]=&quot;EE&quot;;[.F22]=&quot;CE&quot;);IF([.K22]=&quot;L&quot;;3;IF([.K22]=&quot;A&quot;;4;6)))))))" office:value-type="float" office:value="4" calcext:value-type="float">
            <text:p>4</text:p>
          </table:table-cell>
          <table:table-cell table:style-name="ce196" table:formula="of:=IF([.G22]=&quot;I&quot;;[.M22]*[Contagem.$U$14];IF([.G22]=&quot;E&quot;;[.M22]*[Contagem.$U$16];IF([.G22]=&quot;A&quot;;[.M22]*[Contagem.$U$15];IF([.G22]=&quot;T&quot;;[.M22]*[Contagem.$U$17];&quot;&quot;))))" office:value-type="float" office:value="4" calcext:value-type="float">
            <text:p>4,00</text:p>
          </table:table-cell>
          <table:table-cell table:style-name="ce184" office:value-type="string" calcext:value-type="string" table:number-columns-spanned="2" table:number-rows-spanned="1">
            <text:p>Perfil deve entrar na norma e aprovar para que a mesma seja publicada</text:p>
          </table:table-cell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43" office:value-type="string" calcext:value-type="string" table:number-columns-spanned="16" table:number-rows-spanned="1">
            <text:p>Melhoria na relevância da indexação de pesquisa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Geral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4];[.K24])" office:value-type="string" office:string-value="SEA" calcext:value-type="string">
            <text:p>SEA</text:p>
          </table:table-cell>
          <table:table-cell table:style-name="ce62" table:formula="of:=IF(OR(ISBLANK([.H24]);ISBLANK([.I24]));IF(OR([.F24]=&quot;ALI&quot;;[.F24]=&quot;AIE&quot;);&quot;L&quot;;IF(ISBLANK([.F24]);&quot;&quot;;&quot;A&quot;));IF([.F24]=&quot;EE&quot;;IF([.I24]&gt;=3;IF([.H24]&gt;=5;&quot;H&quot;;&quot;A&quot;);IF([.I24]&gt;=2;IF([.H24]&gt;=16;&quot;H&quot;;IF([.H24]&lt;=4;&quot;L&quot;;&quot;A&quot;));IF([.H24]&lt;=15;&quot;L&quot;;&quot;A&quot;)));IF(OR([.F24]=&quot;SE&quot;;[.F24]=&quot;CE&quot;);IF([.I24]&gt;=4;IF([.H24]&gt;=6;&quot;H&quot;;&quot;A&quot;);IF([.I24]&gt;=2;IF([.H24]&gt;=20;&quot;H&quot;;IF([.H24]&lt;=5;&quot;L&quot;;&quot;A&quot;));IF([.H24]&lt;=19;&quot;L&quot;;&quot;A&quot;)));IF(OR([.F24]=&quot;ALI&quot;;[.F24]=&quot;AIE&quot;);IF([.I24]&gt;=6;IF([.H24]&gt;=20;&quot;H&quot;;&quot;A&quot;);IF([.I24]&gt;=2;IF([.H24]&gt;=51;&quot;H&quot;;IF([.H24]&lt;=19;&quot;L&quot;;&quot;A&quot;));IF([.H24]&lt;=50;&quot;L&quot;;&quot;A&quot;)))))))" office:value-type="string" office:string-value="A" calcext:value-type="string">
            <text:p>A</text:p>
          </table:table-cell>
          <table:table-cell table:style-name="ce62" table:formula="of:=IF([.K24]=&quot;L&quot;;&quot;Baixa&quot;;IF([.K24]=&quot;A&quot;;&quot;Média&quot;;IF([.K2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4]);&quot;&quot;;IF([.F24]=&quot;ALI&quot;;IF([.K24]=&quot;L&quot;;7;IF([.K24]=&quot;A&quot;;10;15));IF([.F24]=&quot;AIE&quot;;IF([.K24]=&quot;L&quot;;5;IF([.K24]=&quot;A&quot;;7;10));IF([.F24]=&quot;SE&quot;;IF([.K24]=&quot;L&quot;;4;IF([.K24]=&quot;A&quot;;5;7));IF(OR([.F24]=&quot;EE&quot;;[.F24]=&quot;CE&quot;);IF([.K24]=&quot;L&quot;;3;IF([.K24]=&quot;A&quot;;4;6)))))))" office:value-type="float" office:value="5" calcext:value-type="float">
            <text:p>5</text:p>
          </table:table-cell>
          <table:table-cell table:style-name="ce196" table:formula="of:=IF([.G24]=&quot;I&quot;;[.M24]*[Contagem.$U$14];IF([.G24]=&quot;E&quot;;[.M24]*[Contagem.$U$16];IF([.G24]=&quot;A&quot;;[.M24]*[Contagem.$U$15];IF([.G24]=&quot;T&quot;;[.M24]*[Contagem.$U$17];&quot;&quot;))))" office:value-type="float" office:value="3.75" calcext:value-type="float">
            <text:p>3,75</text:p>
          </table:table-cell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Normas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5];[.K25])" office:value-type="string" office:string-value="SEA" calcext:value-type="string">
            <text:p>SEA</text:p>
          </table:table-cell>
          <table:table-cell table:style-name="ce62" table:formula="of:=IF(OR(ISBLANK([.H25]);ISBLANK([.I25]));IF(OR([.F25]=&quot;ALI&quot;;[.F25]=&quot;AIE&quot;);&quot;L&quot;;IF(ISBLANK([.F25]);&quot;&quot;;&quot;A&quot;));IF([.F25]=&quot;EE&quot;;IF([.I25]&gt;=3;IF([.H25]&gt;=5;&quot;H&quot;;&quot;A&quot;);IF([.I25]&gt;=2;IF([.H25]&gt;=16;&quot;H&quot;;IF([.H25]&lt;=4;&quot;L&quot;;&quot;A&quot;));IF([.H25]&lt;=15;&quot;L&quot;;&quot;A&quot;)));IF(OR([.F25]=&quot;SE&quot;;[.F25]=&quot;CE&quot;);IF([.I25]&gt;=4;IF([.H25]&gt;=6;&quot;H&quot;;&quot;A&quot;);IF([.I25]&gt;=2;IF([.H25]&gt;=20;&quot;H&quot;;IF([.H25]&lt;=5;&quot;L&quot;;&quot;A&quot;));IF([.H25]&lt;=19;&quot;L&quot;;&quot;A&quot;)));IF(OR([.F25]=&quot;ALI&quot;;[.F25]=&quot;AIE&quot;);IF([.I25]&gt;=6;IF([.H25]&gt;=20;&quot;H&quot;;&quot;A&quot;);IF([.I25]&gt;=2;IF([.H25]&gt;=51;&quot;H&quot;;IF([.H25]&lt;=19;&quot;L&quot;;&quot;A&quot;));IF([.H25]&lt;=50;&quot;L&quot;;&quot;A&quot;)))))))" office:value-type="string" office:string-value="A" calcext:value-type="string">
            <text:p>A</text:p>
          </table:table-cell>
          <table:table-cell table:style-name="ce62" table:formula="of:=IF([.K25]=&quot;L&quot;;&quot;Baixa&quot;;IF([.K25]=&quot;A&quot;;&quot;Média&quot;;IF([.K2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5]);&quot;&quot;;IF([.F25]=&quot;ALI&quot;;IF([.K25]=&quot;L&quot;;7;IF([.K25]=&quot;A&quot;;10;15));IF([.F25]=&quot;AIE&quot;;IF([.K25]=&quot;L&quot;;5;IF([.K25]=&quot;A&quot;;7;10));IF([.F25]=&quot;SE&quot;;IF([.K25]=&quot;L&quot;;4;IF([.K25]=&quot;A&quot;;5;7));IF(OR([.F25]=&quot;EE&quot;;[.F25]=&quot;CE&quot;);IF([.K25]=&quot;L&quot;;3;IF([.K25]=&quot;A&quot;;4;6)))))))" office:value-type="float" office:value="5" calcext:value-type="float">
            <text:p>5</text:p>
          </table:table-cell>
          <table:table-cell table:style-name="ce196" table:formula="of:=IF([.G25]=&quot;I&quot;;[.M25]*[Contagem.$U$14];IF([.G25]=&quot;E&quot;;[.M25]*[Contagem.$U$16];IF([.G25]=&quot;A&quot;;[.M25]*[Contagem.$U$15];IF([.G25]=&quot;T&quot;;[.M25]*[Contagem.$U$17];&quot;&quot;))))" office:value-type="float" office:value="3.75" calcext:value-type="float">
            <text:p>3,75</text:p>
          </table:table-cell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Diári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6];[.K26])" office:value-type="string" office:string-value="SEA" calcext:value-type="string">
            <text:p>SEA</text:p>
          </table:table-cell>
          <table:table-cell table:style-name="ce62" table:formula="of:=IF(OR(ISBLANK([.H26]);ISBLANK([.I26]));IF(OR([.F26]=&quot;ALI&quot;;[.F26]=&quot;AIE&quot;);&quot;L&quot;;IF(ISBLANK([.F26]);&quot;&quot;;&quot;A&quot;));IF([.F26]=&quot;EE&quot;;IF([.I26]&gt;=3;IF([.H26]&gt;=5;&quot;H&quot;;&quot;A&quot;);IF([.I26]&gt;=2;IF([.H26]&gt;=16;&quot;H&quot;;IF([.H26]&lt;=4;&quot;L&quot;;&quot;A&quot;));IF([.H26]&lt;=15;&quot;L&quot;;&quot;A&quot;)));IF(OR([.F26]=&quot;SE&quot;;[.F26]=&quot;CE&quot;);IF([.I26]&gt;=4;IF([.H26]&gt;=6;&quot;H&quot;;&quot;A&quot;);IF([.I26]&gt;=2;IF([.H26]&gt;=20;&quot;H&quot;;IF([.H26]&lt;=5;&quot;L&quot;;&quot;A&quot;));IF([.H26]&lt;=19;&quot;L&quot;;&quot;A&quot;)));IF(OR([.F26]=&quot;ALI&quot;;[.F26]=&quot;AIE&quot;);IF([.I26]&gt;=6;IF([.H26]&gt;=20;&quot;H&quot;;&quot;A&quot;);IF([.I26]&gt;=2;IF([.H26]&gt;=51;&quot;H&quot;;IF([.H26]&lt;=19;&quot;L&quot;;&quot;A&quot;));IF([.H26]&lt;=50;&quot;L&quot;;&quot;A&quot;)))))))" office:value-type="string" office:string-value="A" calcext:value-type="string">
            <text:p>A</text:p>
          </table:table-cell>
          <table:table-cell table:style-name="ce62" table:formula="of:=IF([.K26]=&quot;L&quot;;&quot;Baixa&quot;;IF([.K26]=&quot;A&quot;;&quot;Média&quot;;IF([.K2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6]);&quot;&quot;;IF([.F26]=&quot;ALI&quot;;IF([.K26]=&quot;L&quot;;7;IF([.K26]=&quot;A&quot;;10;15));IF([.F26]=&quot;AIE&quot;;IF([.K26]=&quot;L&quot;;5;IF([.K26]=&quot;A&quot;;7;10));IF([.F26]=&quot;SE&quot;;IF([.K26]=&quot;L&quot;;4;IF([.K26]=&quot;A&quot;;5;7));IF(OR([.F26]=&quot;EE&quot;;[.F26]=&quot;CE&quot;);IF([.K26]=&quot;L&quot;;3;IF([.K26]=&quot;A&quot;;4;6)))))))" office:value-type="float" office:value="5" calcext:value-type="float">
            <text:p>5</text:p>
          </table:table-cell>
          <table:table-cell table:style-name="ce196" table:formula="of:=IF([.G26]=&quot;I&quot;;[.M26]*[Contagem.$U$14];IF([.G26]=&quot;E&quot;;[.M26]*[Contagem.$U$16];IF([.G26]=&quot;A&quot;;[.M26]*[Contagem.$U$15];IF([.G26]=&quot;T&quot;;[.M26]*[Contagem.$U$17];&quot;&quot;))))" office:value-type="float" office:value="3.75" calcext:value-type="float">
            <text:p>3,75</text:p>
          </table:table-cell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Avançad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7];[.K27])" office:value-type="string" office:string-value="SEA" calcext:value-type="string">
            <text:p>SEA</text:p>
          </table:table-cell>
          <table:table-cell table:style-name="ce62" table:formula="of:=IF(OR(ISBLANK([.H27]);ISBLANK([.I27]));IF(OR([.F27]=&quot;ALI&quot;;[.F27]=&quot;AIE&quot;);&quot;L&quot;;IF(ISBLANK([.F27]);&quot;&quot;;&quot;A&quot;));IF([.F27]=&quot;EE&quot;;IF([.I27]&gt;=3;IF([.H27]&gt;=5;&quot;H&quot;;&quot;A&quot;);IF([.I27]&gt;=2;IF([.H27]&gt;=16;&quot;H&quot;;IF([.H27]&lt;=4;&quot;L&quot;;&quot;A&quot;));IF([.H27]&lt;=15;&quot;L&quot;;&quot;A&quot;)));IF(OR([.F27]=&quot;SE&quot;;[.F27]=&quot;CE&quot;);IF([.I27]&gt;=4;IF([.H27]&gt;=6;&quot;H&quot;;&quot;A&quot;);IF([.I27]&gt;=2;IF([.H27]&gt;=20;&quot;H&quot;;IF([.H27]&lt;=5;&quot;L&quot;;&quot;A&quot;));IF([.H27]&lt;=19;&quot;L&quot;;&quot;A&quot;)));IF(OR([.F27]=&quot;ALI&quot;;[.F27]=&quot;AIE&quot;);IF([.I27]&gt;=6;IF([.H27]&gt;=20;&quot;H&quot;;&quot;A&quot;);IF([.I27]&gt;=2;IF([.H27]&gt;=51;&quot;H&quot;;IF([.H27]&lt;=19;&quot;L&quot;;&quot;A&quot;));IF([.H27]&lt;=50;&quot;L&quot;;&quot;A&quot;)))))))" office:value-type="string" office:string-value="A" calcext:value-type="string">
            <text:p>A</text:p>
          </table:table-cell>
          <table:table-cell table:style-name="ce62" table:formula="of:=IF([.K27]=&quot;L&quot;;&quot;Baixa&quot;;IF([.K27]=&quot;A&quot;;&quot;Média&quot;;IF([.K2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7]);&quot;&quot;;IF([.F27]=&quot;ALI&quot;;IF([.K27]=&quot;L&quot;;7;IF([.K27]=&quot;A&quot;;10;15));IF([.F27]=&quot;AIE&quot;;IF([.K27]=&quot;L&quot;;5;IF([.K27]=&quot;A&quot;;7;10));IF([.F27]=&quot;SE&quot;;IF([.K27]=&quot;L&quot;;4;IF([.K27]=&quot;A&quot;;5;7));IF(OR([.F27]=&quot;EE&quot;;[.F27]=&quot;CE&quot;);IF([.K27]=&quot;L&quot;;3;IF([.K27]=&quot;A&quot;;4;6)))))))" office:value-type="float" office:value="5" calcext:value-type="float">
            <text:p>5</text:p>
          </table:table-cell>
          <table:table-cell table:style-name="ce196" table:formula="of:=IF([.G27]=&quot;I&quot;;[.M27]*[Contagem.$U$14];IF([.G27]=&quot;E&quot;;[.M27]*[Contagem.$U$16];IF([.G27]=&quot;A&quot;;[.M27]*[Contagem.$U$15];IF([.G27]=&quot;T&quot;;[.M27]*[Contagem.$U$17];&quot;&quot;))))" office:value-type="float" office:value="3.75" calcext:value-type="float">
            <text:p>3,75</text:p>
          </table:table-cell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48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ce54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48" office:value-type="string" calcext:value-type="string" table:number-columns-spanned="5" table:number-rows-spanned="1">
            <text:p>Edit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6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48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43" office:value-type="string" calcext:value-type="string" table:number-columns-spanned="16" table:number-rows-spanned="1">
            <text:p><text:span text:style-name="T3">Melhorar marcação do editor de</text:span> textos 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riar arquivo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2];[.K32])" office:value-type="string" office:string-value="EEA" calcext:value-type="string">
            <text:p>EEA</text:p>
          </table:table-cell>
          <table:table-cell table:style-name="ce62" table:formula="of:=IF(OR(ISBLANK([.H32]);ISBLANK([.I32]));IF(OR([.F32]=&quot;ALI&quot;;[.F32]=&quot;AIE&quot;);&quot;L&quot;;IF(ISBLANK([.F32]);&quot;&quot;;&quot;A&quot;));IF([.F32]=&quot;EE&quot;;IF([.I32]&gt;=3;IF([.H32]&gt;=5;&quot;H&quot;;&quot;A&quot;);IF([.I32]&gt;=2;IF([.H32]&gt;=16;&quot;H&quot;;IF([.H32]&lt;=4;&quot;L&quot;;&quot;A&quot;));IF([.H32]&lt;=15;&quot;L&quot;;&quot;A&quot;)));IF(OR([.F32]=&quot;SE&quot;;[.F32]=&quot;CE&quot;);IF([.I32]&gt;=4;IF([.H32]&gt;=6;&quot;H&quot;;&quot;A&quot;);IF([.I32]&gt;=2;IF([.H32]&gt;=20;&quot;H&quot;;IF([.H32]&lt;=5;&quot;L&quot;;&quot;A&quot;));IF([.H32]&lt;=19;&quot;L&quot;;&quot;A&quot;)));IF(OR([.F32]=&quot;ALI&quot;;[.F32]=&quot;AIE&quot;);IF([.I32]&gt;=6;IF([.H32]&gt;=20;&quot;H&quot;;&quot;A&quot;);IF([.I32]&gt;=2;IF([.H32]&gt;=51;&quot;H&quot;;IF([.H32]&lt;=19;&quot;L&quot;;&quot;A&quot;));IF([.H32]&lt;=50;&quot;L&quot;;&quot;A&quot;)))))))" office:value-type="string" office:string-value="A" calcext:value-type="string">
            <text:p>A</text:p>
          </table:table-cell>
          <table:table-cell table:style-name="ce62" table:formula="of:=IF([.K32]=&quot;L&quot;;&quot;Baixa&quot;;IF([.K32]=&quot;A&quot;;&quot;Média&quot;;IF([.K3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2]);&quot;&quot;;IF([.F32]=&quot;ALI&quot;;IF([.K32]=&quot;L&quot;;7;IF([.K32]=&quot;A&quot;;10;15));IF([.F32]=&quot;AIE&quot;;IF([.K32]=&quot;L&quot;;5;IF([.K32]=&quot;A&quot;;7;10));IF([.F32]=&quot;SE&quot;;IF([.K32]=&quot;L&quot;;4;IF([.K32]=&quot;A&quot;;5;7));IF(OR([.F32]=&quot;EE&quot;;[.F32]=&quot;CE&quot;);IF([.K32]=&quot;L&quot;;3;IF([.K32]=&quot;A&quot;;4;6)))))))" office:value-type="float" office:value="4" calcext:value-type="float">
            <text:p>4</text:p>
          </table:table-cell>
          <table:table-cell table:style-name="ce196" table:formula="of:=IF([.G32]=&quot;I&quot;;[.M32]*[Contagem.$U$14];IF([.G32]=&quot;E&quot;;[.M32]*[Contagem.$U$16];IF([.G32]=&quot;A&quot;;[.M32]*[Contagem.$U$15];IF([.G32]=&quot;T&quot;;[.M32]*[Contagem.$U$17];&quot;&quot;))))" office:value-type="float" office:value="3" calcext:value-type="float">
            <text:p>3,00</text:p>
          </table:table-cell>
          <table:table-cell table:style-name="ce186" office:value-type="string" calcext:value-type="string" table:number-columns-spanned="2" table:number-rows-spanned="9">
            <text:p>Criar pré-visualização do arquivo para exibir como vai ficar a formatação do mesmo após salvar.</text:p>
          </table:table-cell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Arquiv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3];[.K33])" office:value-type="string" office:string-value="EEA" calcext:value-type="string">
            <text:p>EEA</text:p>
          </table:table-cell>
          <table:table-cell table:style-name="ce62" table:formula="of:=IF(OR(ISBLANK([.H33]);ISBLANK([.I33]));IF(OR([.F33]=&quot;ALI&quot;;[.F33]=&quot;AIE&quot;);&quot;L&quot;;IF(ISBLANK([.F33]);&quot;&quot;;&quot;A&quot;));IF([.F33]=&quot;EE&quot;;IF([.I33]&gt;=3;IF([.H33]&gt;=5;&quot;H&quot;;&quot;A&quot;);IF([.I33]&gt;=2;IF([.H33]&gt;=16;&quot;H&quot;;IF([.H33]&lt;=4;&quot;L&quot;;&quot;A&quot;));IF([.H33]&lt;=15;&quot;L&quot;;&quot;A&quot;)));IF(OR([.F33]=&quot;SE&quot;;[.F33]=&quot;CE&quot;);IF([.I33]&gt;=4;IF([.H33]&gt;=6;&quot;H&quot;;&quot;A&quot;);IF([.I33]&gt;=2;IF([.H33]&gt;=20;&quot;H&quot;;IF([.H33]&lt;=5;&quot;L&quot;;&quot;A&quot;));IF([.H33]&lt;=19;&quot;L&quot;;&quot;A&quot;)));IF(OR([.F33]=&quot;ALI&quot;;[.F33]=&quot;AIE&quot;);IF([.I33]&gt;=6;IF([.H33]&gt;=20;&quot;H&quot;;&quot;A&quot;);IF([.I33]&gt;=2;IF([.H33]&gt;=51;&quot;H&quot;;IF([.H33]&lt;=19;&quot;L&quot;;&quot;A&quot;));IF([.H33]&lt;=50;&quot;L&quot;;&quot;A&quot;)))))))" office:value-type="string" office:string-value="A" calcext:value-type="string">
            <text:p>A</text:p>
          </table:table-cell>
          <table:table-cell table:style-name="ce62" table:formula="of:=IF([.K33]=&quot;L&quot;;&quot;Baixa&quot;;IF([.K33]=&quot;A&quot;;&quot;Média&quot;;IF([.K3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3]);&quot;&quot;;IF([.F33]=&quot;ALI&quot;;IF([.K33]=&quot;L&quot;;7;IF([.K33]=&quot;A&quot;;10;15));IF([.F33]=&quot;AIE&quot;;IF([.K33]=&quot;L&quot;;5;IF([.K33]=&quot;A&quot;;7;10));IF([.F33]=&quot;SE&quot;;IF([.K33]=&quot;L&quot;;4;IF([.K33]=&quot;A&quot;;5;7));IF(OR([.F33]=&quot;EE&quot;;[.F33]=&quot;CE&quot;);IF([.K33]=&quot;L&quot;;3;IF([.K33]=&quot;A&quot;;4;6)))))))" office:value-type="float" office:value="4" calcext:value-type="float">
            <text:p>4</text:p>
          </table:table-cell>
          <table:table-cell table:style-name="ce196" table:formula="of:=IF([.G33]=&quot;I&quot;;[.M33]*[Contagem.$U$14];IF([.G33]=&quot;E&quot;;[.M33]*[Contagem.$U$16];IF([.G33]=&quot;A&quot;;[.M33]*[Contagem.$U$15];IF([.G33]=&quot;T&quot;;[.M33]*[Contagem.$U$17];&quot;&quot;))))" office:value-type="float" office:value="3" calcext:value-type="float">
            <text:p>3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adastrar Vide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4];[.K34])" office:value-type="string" office:string-value="EEA" calcext:value-type="string">
            <text:p>EEA</text:p>
          </table:table-cell>
          <table:table-cell table:style-name="ce62" table:formula="of:=IF(OR(ISBLANK([.H34]);ISBLANK([.I34]));IF(OR([.F34]=&quot;ALI&quot;;[.F34]=&quot;AIE&quot;);&quot;L&quot;;IF(ISBLANK([.F34]);&quot;&quot;;&quot;A&quot;));IF([.F34]=&quot;EE&quot;;IF([.I34]&gt;=3;IF([.H34]&gt;=5;&quot;H&quot;;&quot;A&quot;);IF([.I34]&gt;=2;IF([.H34]&gt;=16;&quot;H&quot;;IF([.H34]&lt;=4;&quot;L&quot;;&quot;A&quot;));IF([.H34]&lt;=15;&quot;L&quot;;&quot;A&quot;)));IF(OR([.F34]=&quot;SE&quot;;[.F34]=&quot;CE&quot;);IF([.I34]&gt;=4;IF([.H34]&gt;=6;&quot;H&quot;;&quot;A&quot;);IF([.I34]&gt;=2;IF([.H34]&gt;=20;&quot;H&quot;;IF([.H34]&lt;=5;&quot;L&quot;;&quot;A&quot;));IF([.H34]&lt;=19;&quot;L&quot;;&quot;A&quot;)));IF(OR([.F34]=&quot;ALI&quot;;[.F34]=&quot;AIE&quot;);IF([.I34]&gt;=6;IF([.H34]&gt;=20;&quot;H&quot;;&quot;A&quot;);IF([.I34]&gt;=2;IF([.H34]&gt;=51;&quot;H&quot;;IF([.H34]&lt;=19;&quot;L&quot;;&quot;A&quot;));IF([.H34]&lt;=50;&quot;L&quot;;&quot;A&quot;)))))))" office:value-type="string" office:string-value="A" calcext:value-type="string">
            <text:p>A</text:p>
          </table:table-cell>
          <table:table-cell table:style-name="ce62" table:formula="of:=IF([.K34]=&quot;L&quot;;&quot;Baixa&quot;;IF([.K34]=&quot;A&quot;;&quot;Média&quot;;IF([.K3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4]);&quot;&quot;;IF([.F34]=&quot;ALI&quot;;IF([.K34]=&quot;L&quot;;7;IF([.K34]=&quot;A&quot;;10;15));IF([.F34]=&quot;AIE&quot;;IF([.K34]=&quot;L&quot;;5;IF([.K34]=&quot;A&quot;;7;10));IF([.F34]=&quot;SE&quot;;IF([.K34]=&quot;L&quot;;4;IF([.K34]=&quot;A&quot;;5;7));IF(OR([.F34]=&quot;EE&quot;;[.F34]=&quot;CE&quot;);IF([.K34]=&quot;L&quot;;3;IF([.K34]=&quot;A&quot;;4;6)))))))" office:value-type="float" office:value="4" calcext:value-type="float">
            <text:p>4</text:p>
          </table:table-cell>
          <table:table-cell table:style-name="ce196" table:formula="of:=IF([.G34]=&quot;I&quot;;[.M34]*[Contagem.$U$14];IF([.G34]=&quot;E&quot;;[.M34]*[Contagem.$U$16];IF([.G34]=&quot;A&quot;;[.M34]*[Contagem.$U$15];IF([.G34]=&quot;T&quot;;[.M34]*[Contagem.$U$17];&quot;&quot;))))" office:value-type="float" office:value="3" calcext:value-type="float">
            <text:p>3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Vide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5];[.K35])" office:value-type="string" office:string-value="EEA" calcext:value-type="string">
            <text:p>EEA</text:p>
          </table:table-cell>
          <table:table-cell table:style-name="ce62" table:formula="of:=IF(OR(ISBLANK([.H35]);ISBLANK([.I35]));IF(OR([.F35]=&quot;ALI&quot;;[.F35]=&quot;AIE&quot;);&quot;L&quot;;IF(ISBLANK([.F35]);&quot;&quot;;&quot;A&quot;));IF([.F35]=&quot;EE&quot;;IF([.I35]&gt;=3;IF([.H35]&gt;=5;&quot;H&quot;;&quot;A&quot;);IF([.I35]&gt;=2;IF([.H35]&gt;=16;&quot;H&quot;;IF([.H35]&lt;=4;&quot;L&quot;;&quot;A&quot;));IF([.H35]&lt;=15;&quot;L&quot;;&quot;A&quot;)));IF(OR([.F35]=&quot;SE&quot;;[.F35]=&quot;CE&quot;);IF([.I35]&gt;=4;IF([.H35]&gt;=6;&quot;H&quot;;&quot;A&quot;);IF([.I35]&gt;=2;IF([.H35]&gt;=20;&quot;H&quot;;IF([.H35]&lt;=5;&quot;L&quot;;&quot;A&quot;));IF([.H35]&lt;=19;&quot;L&quot;;&quot;A&quot;)));IF(OR([.F35]=&quot;ALI&quot;;[.F35]=&quot;AIE&quot;);IF([.I35]&gt;=6;IF([.H35]&gt;=20;&quot;H&quot;;&quot;A&quot;);IF([.I35]&gt;=2;IF([.H35]&gt;=51;&quot;H&quot;;IF([.H35]&lt;=19;&quot;L&quot;;&quot;A&quot;));IF([.H35]&lt;=50;&quot;L&quot;;&quot;A&quot;)))))))" office:value-type="string" office:string-value="A" calcext:value-type="string">
            <text:p>A</text:p>
          </table:table-cell>
          <table:table-cell table:style-name="ce62" table:formula="of:=IF([.K35]=&quot;L&quot;;&quot;Baixa&quot;;IF([.K35]=&quot;A&quot;;&quot;Média&quot;;IF([.K3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5]);&quot;&quot;;IF([.F35]=&quot;ALI&quot;;IF([.K35]=&quot;L&quot;;7;IF([.K35]=&quot;A&quot;;10;15));IF([.F35]=&quot;AIE&quot;;IF([.K35]=&quot;L&quot;;5;IF([.K35]=&quot;A&quot;;7;10));IF([.F35]=&quot;SE&quot;;IF([.K35]=&quot;L&quot;;4;IF([.K35]=&quot;A&quot;;5;7));IF(OR([.F35]=&quot;EE&quot;;[.F35]=&quot;CE&quot;);IF([.K35]=&quot;L&quot;;3;IF([.K35]=&quot;A&quot;;4;6)))))))" office:value-type="float" office:value="4" calcext:value-type="float">
            <text:p>4</text:p>
          </table:table-cell>
          <table:table-cell table:style-name="ce196" table:formula="of:=IF([.G35]=&quot;I&quot;;[.M35]*[Contagem.$U$14];IF([.G35]=&quot;E&quot;;[.M35]*[Contagem.$U$16];IF([.G35]=&quot;A&quot;;[.M35]*[Contagem.$U$15];IF([.G35]=&quot;T&quot;;[.M35]*[Contagem.$U$17];&quot;&quot;))))" office:value-type="float" office:value="3" calcext:value-type="float">
            <text:p>3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6];[.K36])" office:value-type="string" office:string-value="CEA" calcext:value-type="string">
            <text:p>CEA</text:p>
          </table:table-cell>
          <table:table-cell table:style-name="ce62" table:formula="of:=IF(OR(ISBLANK([.H36]);ISBLANK([.I36]));IF(OR([.F36]=&quot;ALI&quot;;[.F36]=&quot;AIE&quot;);&quot;L&quot;;IF(ISBLANK([.F36]);&quot;&quot;;&quot;A&quot;));IF([.F36]=&quot;EE&quot;;IF([.I36]&gt;=3;IF([.H36]&gt;=5;&quot;H&quot;;&quot;A&quot;);IF([.I36]&gt;=2;IF([.H36]&gt;=16;&quot;H&quot;;IF([.H36]&lt;=4;&quot;L&quot;;&quot;A&quot;));IF([.H36]&lt;=15;&quot;L&quot;;&quot;A&quot;)));IF(OR([.F36]=&quot;SE&quot;;[.F36]=&quot;CE&quot;);IF([.I36]&gt;=4;IF([.H36]&gt;=6;&quot;H&quot;;&quot;A&quot;);IF([.I36]&gt;=2;IF([.H36]&gt;=20;&quot;H&quot;;IF([.H36]&lt;=5;&quot;L&quot;;&quot;A&quot;));IF([.H36]&lt;=19;&quot;L&quot;;&quot;A&quot;)));IF(OR([.F36]=&quot;ALI&quot;;[.F36]=&quot;AIE&quot;);IF([.I36]&gt;=6;IF([.H36]&gt;=20;&quot;H&quot;;&quot;A&quot;);IF([.I36]&gt;=2;IF([.H36]&gt;=51;&quot;H&quot;;IF([.H36]&lt;=19;&quot;L&quot;;&quot;A&quot;));IF([.H36]&lt;=50;&quot;L&quot;;&quot;A&quot;)))))))" office:value-type="string" office:string-value="A" calcext:value-type="string">
            <text:p>A</text:p>
          </table:table-cell>
          <table:table-cell table:style-name="ce62" table:formula="of:=IF([.K36]=&quot;L&quot;;&quot;Baixa&quot;;IF([.K36]=&quot;A&quot;;&quot;Média&quot;;IF([.K3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6]);&quot;&quot;;IF([.F36]=&quot;ALI&quot;;IF([.K36]=&quot;L&quot;;7;IF([.K36]=&quot;A&quot;;10;15));IF([.F36]=&quot;AIE&quot;;IF([.K36]=&quot;L&quot;;5;IF([.K36]=&quot;A&quot;;7;10));IF([.F36]=&quot;SE&quot;;IF([.K36]=&quot;L&quot;;4;IF([.K36]=&quot;A&quot;;5;7));IF(OR([.F36]=&quot;EE&quot;;[.F36]=&quot;CE&quot;);IF([.K36]=&quot;L&quot;;3;IF([.K36]=&quot;A&quot;;4;6)))))))" office:value-type="float" office:value="4" calcext:value-type="float">
            <text:p>4</text:p>
          </table:table-cell>
          <table:table-cell table:style-name="ce196" table:formula="of:=IF([.G36]=&quot;I&quot;;[.M36]*[Contagem.$U$14];IF([.G36]=&quot;E&quot;;[.M36]*[Contagem.$U$16];IF([.G36]=&quot;A&quot;;[.M36]*[Contagem.$U$15];IF([.G36]=&quot;T&quot;;[.M36]*[Contagem.$U$17];&quot;&quot;))))" office:value-type="float" office:value="4" calcext:value-type="float">
            <text:p>4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or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7];[.K37])" office:value-type="string" office:string-value="CEA" calcext:value-type="string">
            <text:p>CEA</text:p>
          </table:table-cell>
          <table:table-cell table:style-name="ce62" table:formula="of:=IF(OR(ISBLANK([.H37]);ISBLANK([.I37]));IF(OR([.F37]=&quot;ALI&quot;;[.F37]=&quot;AIE&quot;);&quot;L&quot;;IF(ISBLANK([.F37]);&quot;&quot;;&quot;A&quot;));IF([.F37]=&quot;EE&quot;;IF([.I37]&gt;=3;IF([.H37]&gt;=5;&quot;H&quot;;&quot;A&quot;);IF([.I37]&gt;=2;IF([.H37]&gt;=16;&quot;H&quot;;IF([.H37]&lt;=4;&quot;L&quot;;&quot;A&quot;));IF([.H37]&lt;=15;&quot;L&quot;;&quot;A&quot;)));IF(OR([.F37]=&quot;SE&quot;;[.F37]=&quot;CE&quot;);IF([.I37]&gt;=4;IF([.H37]&gt;=6;&quot;H&quot;;&quot;A&quot;);IF([.I37]&gt;=2;IF([.H37]&gt;=20;&quot;H&quot;;IF([.H37]&lt;=5;&quot;L&quot;;&quot;A&quot;));IF([.H37]&lt;=19;&quot;L&quot;;&quot;A&quot;)));IF(OR([.F37]=&quot;ALI&quot;;[.F37]=&quot;AIE&quot;);IF([.I37]&gt;=6;IF([.H37]&gt;=20;&quot;H&quot;;&quot;A&quot;);IF([.I37]&gt;=2;IF([.H37]&gt;=51;&quot;H&quot;;IF([.H37]&lt;=19;&quot;L&quot;;&quot;A&quot;));IF([.H37]&lt;=50;&quot;L&quot;;&quot;A&quot;)))))))" office:value-type="string" office:string-value="A" calcext:value-type="string">
            <text:p>A</text:p>
          </table:table-cell>
          <table:table-cell table:style-name="ce62" table:formula="of:=IF([.K37]=&quot;L&quot;;&quot;Baixa&quot;;IF([.K37]=&quot;A&quot;;&quot;Média&quot;;IF([.K3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7]);&quot;&quot;;IF([.F37]=&quot;ALI&quot;;IF([.K37]=&quot;L&quot;;7;IF([.K37]=&quot;A&quot;;10;15));IF([.F37]=&quot;AIE&quot;;IF([.K37]=&quot;L&quot;;5;IF([.K37]=&quot;A&quot;;7;10));IF([.F37]=&quot;SE&quot;;IF([.K37]=&quot;L&quot;;4;IF([.K37]=&quot;A&quot;;5;7));IF(OR([.F37]=&quot;EE&quot;;[.F37]=&quot;CE&quot;);IF([.K37]=&quot;L&quot;;3;IF([.K37]=&quot;A&quot;;4;6)))))))" office:value-type="float" office:value="4" calcext:value-type="float">
            <text:p>4</text:p>
          </table:table-cell>
          <table:table-cell table:style-name="ce196" table:formula="of:=IF([.G37]=&quot;I&quot;;[.M37]*[Contagem.$U$14];IF([.G37]=&quot;E&quot;;[.M37]*[Contagem.$U$16];IF([.G37]=&quot;A&quot;;[.M37]*[Contagem.$U$15];IF([.G37]=&quot;T&quot;;[.M37]*[Contagem.$U$17];&quot;&quot;))))" office:value-type="float" office:value="4" calcext:value-type="float">
            <text:p>4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dicionar Fonte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8];[.K38])" office:value-type="string" office:string-value="EEA" calcext:value-type="string">
            <text:p>EEA</text:p>
          </table:table-cell>
          <table:table-cell table:style-name="ce62" table:formula="of:=IF(OR(ISBLANK([.H38]);ISBLANK([.I38]));IF(OR([.F38]=&quot;ALI&quot;;[.F38]=&quot;AIE&quot;);&quot;L&quot;;IF(ISBLANK([.F38]);&quot;&quot;;&quot;A&quot;));IF([.F38]=&quot;EE&quot;;IF([.I38]&gt;=3;IF([.H38]&gt;=5;&quot;H&quot;;&quot;A&quot;);IF([.I38]&gt;=2;IF([.H38]&gt;=16;&quot;H&quot;;IF([.H38]&lt;=4;&quot;L&quot;;&quot;A&quot;));IF([.H38]&lt;=15;&quot;L&quot;;&quot;A&quot;)));IF(OR([.F38]=&quot;SE&quot;;[.F38]=&quot;CE&quot;);IF([.I38]&gt;=4;IF([.H38]&gt;=6;&quot;H&quot;;&quot;A&quot;);IF([.I38]&gt;=2;IF([.H38]&gt;=20;&quot;H&quot;;IF([.H38]&lt;=5;&quot;L&quot;;&quot;A&quot;));IF([.H38]&lt;=19;&quot;L&quot;;&quot;A&quot;)));IF(OR([.F38]=&quot;ALI&quot;;[.F38]=&quot;AIE&quot;);IF([.I38]&gt;=6;IF([.H38]&gt;=20;&quot;H&quot;;&quot;A&quot;);IF([.I38]&gt;=2;IF([.H38]&gt;=51;&quot;H&quot;;IF([.H38]&lt;=19;&quot;L&quot;;&quot;A&quot;));IF([.H38]&lt;=50;&quot;L&quot;;&quot;A&quot;)))))))" office:value-type="string" office:string-value="A" calcext:value-type="string">
            <text:p>A</text:p>
          </table:table-cell>
          <table:table-cell table:style-name="ce62" table:formula="of:=IF([.K38]=&quot;L&quot;;&quot;Baixa&quot;;IF([.K38]=&quot;A&quot;;&quot;Média&quot;;IF([.K3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8]);&quot;&quot;;IF([.F38]=&quot;ALI&quot;;IF([.K38]=&quot;L&quot;;7;IF([.K38]=&quot;A&quot;;10;15));IF([.F38]=&quot;AIE&quot;;IF([.K38]=&quot;L&quot;;5;IF([.K38]=&quot;A&quot;;7;10));IF([.F38]=&quot;SE&quot;;IF([.K38]=&quot;L&quot;;4;IF([.K38]=&quot;A&quot;;5;7));IF(OR([.F38]=&quot;EE&quot;;[.F38]=&quot;CE&quot;);IF([.K38]=&quot;L&quot;;3;IF([.K38]=&quot;A&quot;;4;6)))))))" office:value-type="float" office:value="4" calcext:value-type="float">
            <text:p>4</text:p>
          </table:table-cell>
          <table:table-cell table:style-name="ce196" table:formula="of:=IF([.G38]=&quot;I&quot;;[.M38]*[Contagem.$U$14];IF([.G38]=&quot;E&quot;;[.M38]*[Contagem.$U$16];IF([.G38]=&quot;A&quot;;[.M38]*[Contagem.$U$15];IF([.G38]=&quot;T&quot;;[.M38]*[Contagem.$U$17];&quot;&quot;))))" office:value-type="float" office:value="3" calcext:value-type="float">
            <text:p>3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Fonte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9];[.K39])" office:value-type="string" office:string-value="EEA" calcext:value-type="string">
            <text:p>EEA</text:p>
          </table:table-cell>
          <table:table-cell table:style-name="ce62" table:formula="of:=IF(OR(ISBLANK([.H39]);ISBLANK([.I39]));IF(OR([.F39]=&quot;ALI&quot;;[.F39]=&quot;AIE&quot;);&quot;L&quot;;IF(ISBLANK([.F39]);&quot;&quot;;&quot;A&quot;));IF([.F39]=&quot;EE&quot;;IF([.I39]&gt;=3;IF([.H39]&gt;=5;&quot;H&quot;;&quot;A&quot;);IF([.I39]&gt;=2;IF([.H39]&gt;=16;&quot;H&quot;;IF([.H39]&lt;=4;&quot;L&quot;;&quot;A&quot;));IF([.H39]&lt;=15;&quot;L&quot;;&quot;A&quot;)));IF(OR([.F39]=&quot;SE&quot;;[.F39]=&quot;CE&quot;);IF([.I39]&gt;=4;IF([.H39]&gt;=6;&quot;H&quot;;&quot;A&quot;);IF([.I39]&gt;=2;IF([.H39]&gt;=20;&quot;H&quot;;IF([.H39]&lt;=5;&quot;L&quot;;&quot;A&quot;));IF([.H39]&lt;=19;&quot;L&quot;;&quot;A&quot;)));IF(OR([.F39]=&quot;ALI&quot;;[.F39]=&quot;AIE&quot;);IF([.I39]&gt;=6;IF([.H39]&gt;=20;&quot;H&quot;;&quot;A&quot;);IF([.I39]&gt;=2;IF([.H39]&gt;=51;&quot;H&quot;;IF([.H39]&lt;=19;&quot;L&quot;;&quot;A&quot;));IF([.H39]&lt;=50;&quot;L&quot;;&quot;A&quot;)))))))" office:value-type="string" office:string-value="A" calcext:value-type="string">
            <text:p>A</text:p>
          </table:table-cell>
          <table:table-cell table:style-name="ce62" table:formula="of:=IF([.K39]=&quot;L&quot;;&quot;Baixa&quot;;IF([.K39]=&quot;A&quot;;&quot;Média&quot;;IF([.K39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9]);&quot;&quot;;IF([.F39]=&quot;ALI&quot;;IF([.K39]=&quot;L&quot;;7;IF([.K39]=&quot;A&quot;;10;15));IF([.F39]=&quot;AIE&quot;;IF([.K39]=&quot;L&quot;;5;IF([.K39]=&quot;A&quot;;7;10));IF([.F39]=&quot;SE&quot;;IF([.K39]=&quot;L&quot;;4;IF([.K39]=&quot;A&quot;;5;7));IF(OR([.F39]=&quot;EE&quot;;[.F39]=&quot;CE&quot;);IF([.K39]=&quot;L&quot;;3;IF([.K39]=&quot;A&quot;;4;6)))))))" office:value-type="float" office:value="4" calcext:value-type="float">
            <text:p>4</text:p>
          </table:table-cell>
          <table:table-cell table:style-name="ce196" table:formula="of:=IF([.G39]=&quot;I&quot;;[.M39]*[Contagem.$U$14];IF([.G39]=&quot;E&quot;;[.M39]*[Contagem.$U$16];IF([.G39]=&quot;A&quot;;[.M39]*[Contagem.$U$15];IF([.G39]=&quot;T&quot;;[.M39]*[Contagem.$U$17];&quot;&quot;))))" office:value-type="float" office:value="3" calcext:value-type="float">
            <text:p>3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40];[.K40])" office:value-type="string" office:string-value="CEA" calcext:value-type="string">
            <text:p>CEA</text:p>
          </table:table-cell>
          <table:table-cell table:style-name="ce62" table:formula="of:=IF(OR(ISBLANK([.H40]);ISBLANK([.I40]));IF(OR([.F40]=&quot;ALI&quot;;[.F40]=&quot;AIE&quot;);&quot;L&quot;;IF(ISBLANK([.F40]);&quot;&quot;;&quot;A&quot;));IF([.F40]=&quot;EE&quot;;IF([.I40]&gt;=3;IF([.H40]&gt;=5;&quot;H&quot;;&quot;A&quot;);IF([.I40]&gt;=2;IF([.H40]&gt;=16;&quot;H&quot;;IF([.H40]&lt;=4;&quot;L&quot;;&quot;A&quot;));IF([.H40]&lt;=15;&quot;L&quot;;&quot;A&quot;)));IF(OR([.F40]=&quot;SE&quot;;[.F40]=&quot;CE&quot;);IF([.I40]&gt;=4;IF([.H40]&gt;=6;&quot;H&quot;;&quot;A&quot;);IF([.I40]&gt;=2;IF([.H40]&gt;=20;&quot;H&quot;;IF([.H40]&lt;=5;&quot;L&quot;;&quot;A&quot;));IF([.H40]&lt;=19;&quot;L&quot;;&quot;A&quot;)));IF(OR([.F40]=&quot;ALI&quot;;[.F40]=&quot;AIE&quot;);IF([.I40]&gt;=6;IF([.H40]&gt;=20;&quot;H&quot;;&quot;A&quot;);IF([.I40]&gt;=2;IF([.H40]&gt;=51;&quot;H&quot;;IF([.H40]&lt;=19;&quot;L&quot;;&quot;A&quot;));IF([.H40]&lt;=50;&quot;L&quot;;&quot;A&quot;)))))))" office:value-type="string" office:string-value="A" calcext:value-type="string">
            <text:p>A</text:p>
          </table:table-cell>
          <table:table-cell table:style-name="ce62" table:formula="of:=IF([.K40]=&quot;L&quot;;&quot;Baixa&quot;;IF([.K40]=&quot;A&quot;;&quot;Média&quot;;IF([.K40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0]);&quot;&quot;;IF([.F40]=&quot;ALI&quot;;IF([.K40]=&quot;L&quot;;7;IF([.K40]=&quot;A&quot;;10;15));IF([.F40]=&quot;AIE&quot;;IF([.K40]=&quot;L&quot;;5;IF([.K40]=&quot;A&quot;;7;10));IF([.F40]=&quot;SE&quot;;IF([.K40]=&quot;L&quot;;4;IF([.K40]=&quot;A&quot;;5;7));IF(OR([.F40]=&quot;EE&quot;;[.F40]=&quot;CE&quot;);IF([.K40]=&quot;L&quot;;3;IF([.K40]=&quot;A&quot;;4;6)))))))" office:value-type="float" office:value="4" calcext:value-type="float">
            <text:p>4</text:p>
          </table:table-cell>
          <table:table-cell table:style-name="ce196" table:formula="of:=IF([.G40]=&quot;I&quot;;[.M40]*[Contagem.$U$14];IF([.G40]=&quot;E&quot;;[.M40]*[Contagem.$U$16];IF([.G40]=&quot;A&quot;;[.M40]*[Contagem.$U$15];IF([.G40]=&quot;T&quot;;[.M40]*[Contagem.$U$17];&quot;&quot;))))" office:value-type="float" office:value="4" calcext:value-type="float">
            <text:p>4,00</text:p>
          </table:table-cell>
          <table:covered-table-cell table:style-name="ce184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41" office:value-type="string" calcext:value-type="string" table:number-columns-spanned="16" table:number-rows-spanned="1">
            <text:p>Alterar descrição dos vide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201"/>
          <table:table-cell table:style-name="ce214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42];[.K42])" office:value-type="string" office:string-value="CEA" calcext:value-type="string">
            <text:p>CEA</text:p>
          </table:table-cell>
          <table:table-cell table:style-name="ce62" table:formula="of:=IF(OR(ISBLANK([.H42]);ISBLANK([.I42]));IF(OR([.F42]=&quot;ALI&quot;;[.F42]=&quot;AIE&quot;);&quot;L&quot;;IF(ISBLANK([.F42]);&quot;&quot;;&quot;A&quot;));IF([.F42]=&quot;EE&quot;;IF([.I42]&gt;=3;IF([.H42]&gt;=5;&quot;H&quot;;&quot;A&quot;);IF([.I42]&gt;=2;IF([.H42]&gt;=16;&quot;H&quot;;IF([.H42]&lt;=4;&quot;L&quot;;&quot;A&quot;));IF([.H42]&lt;=15;&quot;L&quot;;&quot;A&quot;)));IF(OR([.F42]=&quot;SE&quot;;[.F42]=&quot;CE&quot;);IF([.I42]&gt;=4;IF([.H42]&gt;=6;&quot;H&quot;;&quot;A&quot;);IF([.I42]&gt;=2;IF([.H42]&gt;=20;&quot;H&quot;;IF([.H42]&lt;=5;&quot;L&quot;;&quot;A&quot;));IF([.H42]&lt;=19;&quot;L&quot;;&quot;A&quot;)));IF(OR([.F42]=&quot;ALI&quot;;[.F42]=&quot;AIE&quot;);IF([.I42]&gt;=6;IF([.H42]&gt;=20;&quot;H&quot;;&quot;A&quot;);IF([.I42]&gt;=2;IF([.H42]&gt;=51;&quot;H&quot;;IF([.H42]&lt;=19;&quot;L&quot;;&quot;A&quot;));IF([.H42]&lt;=50;&quot;L&quot;;&quot;A&quot;)))))))" office:value-type="string" office:string-value="A" calcext:value-type="string">
            <text:p>A</text:p>
          </table:table-cell>
          <table:table-cell table:style-name="ce62" table:formula="of:=IF([.K42]=&quot;L&quot;;&quot;Baixa&quot;;IF([.K42]=&quot;A&quot;;&quot;Média&quot;;IF([.K4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2]);&quot;&quot;;IF([.F42]=&quot;ALI&quot;;IF([.K42]=&quot;L&quot;;7;IF([.K42]=&quot;A&quot;;10;15));IF([.F42]=&quot;AIE&quot;;IF([.K42]=&quot;L&quot;;5;IF([.K42]=&quot;A&quot;;7;10));IF([.F42]=&quot;SE&quot;;IF([.K42]=&quot;L&quot;;4;IF([.K42]=&quot;A&quot;;5;7));IF(OR([.F42]=&quot;EE&quot;;[.F42]=&quot;CE&quot;);IF([.K42]=&quot;L&quot;;3;IF([.K42]=&quot;A&quot;;4;6)))))))" office:value-type="float" office:value="4" calcext:value-type="float">
            <text:p>4</text:p>
          </table:table-cell>
          <table:table-cell table:style-name="ce196" table:formula="of:=IF([.G42]=&quot;I&quot;;[.M42]*[Contagem.$U$14];IF([.G42]=&quot;E&quot;;[.M42]*[Contagem.$U$16];IF([.G42]=&quot;A&quot;;[.M42]*[Contagem.$U$15];IF([.G42]=&quot;T&quot;;[.M42]*[Contagem.$U$17];&quot;&quot;))))" office:value-type="float" office:value="4" calcext:value-type="float">
            <text:p>4,00</text:p>
          </table:table-cell>
          <table:table-cell table:style-name="ce184"/>
          <table: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48" table:number-columns-spanned="5" table:number-rows-spanned="1"/>
          <table:covered-table-cell table:number-columns-repeated="4" table:style-name="ce54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48" table:number-columns-spanned="5" table:number-rows-spanned="1"/>
          <table:covered-table-cell table:number-columns-repeated="4" table:style-name="ce54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6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48" table:number-columns-spanned="5" table:number-rows-spanned="1"/>
          <table:covered-table-cell table:number-columns-repeated="4" table:style-name="ce54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6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41" table:number-columns-spanned="16" table:number-rows-spanned="1"/>
          <table:covered-table-cell table:number-columns-repeated="5" table:style-name="Default"/>
          <table:covered-table-cell table:style-name="ce87"/>
          <table:covered-table-cell table:number-columns-repeated="9" table:style-name="Default"/>
          <table:table-cell table:style-name="ce233"/>
          <table:table-cell table:style-name="ce243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74" table:content-validation-name="val1"/>
          <table:table-cell table:style-name="ce86" table:content-validation-name="val2"/>
          <table:table-cell table:style-name="ce74" table:number-columns-repeated="3"/>
          <table:table-cell table:style-name="ce62" table:number-columns-repeated="2"/>
          <table:table-cell table:style-name="ce74"/>
          <table:table-cell table:style-name="ce196"/>
          <table:table-cell table:style-name="ce184" table:number-columns-spanned="2" table:number-rows-spanned="1"/>
          <table:covered-table-cell table:style-name="ce190"/>
          <table:table-cell table:style-name="ce233"/>
          <table:table-cell table:style-name="ce243" table:number-columns-repeated="1007"/>
        </table:table-row>
        <table:table-row table:style-name="ro2" table:number-rows-repeated="6">
          <table:table-cell table:number-columns-repeated="16"/>
          <table:table-cell table:style-name="ce233"/>
          <table:table-cell table:style-name="ce243" table:number-columns-repeated="1007"/>
        </table:table-row>
        <table:table-row table:style-name="ro1" table:visibility="collapse" table:number-rows-repeated="1048471">
          <table:table-cell table:number-columns-repeated="1024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Funções.$A$1" table:cell-range-address="Funções.$A$1:Funções.$IV$7"/>
        </table:named-expressions>
        <calcext:conditional-formats>
          <calcext:conditional-format calcext:target-range-address="Funções.G9:Funções.G11 Funções.G13:Funções.G51">
            <calcext:condition calcext:apply-style-name="cf1" calcext:value="=&quot;I&quot;" calcext:base-cell-address="Funções.G9"/>
            <calcext:condition calcext:apply-style-name="cf2" calcext:value="=&quot;A&quot;" calcext:base-cell-address="Funções.G9"/>
            <calcext:condition calcext:apply-style-name="cf3" calcext:value="=&quot;E&quot;" calcext:base-cell-address="Funções.G9"/>
          </calcext:conditional-format>
        </calcext:conditional-formats>
      </table:table>
      <table:table table:name="Sumário" table:style-name="ta3"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1" table:default-cell-style-name="ce80"/>
        <table:table-column table:style-name="co30" table:default-cell-style-name="ce80"/>
        <table:table-column table:style-name="co28" table:default-cell-style-name="ce80"/>
        <table:table-column table:style-name="co31" table:default-cell-style-name="ce80"/>
        <table:table-column table:style-name="co18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9" table:number-columns-repeated="1012" table:default-cell-style-name="ce80"/>
        <table:table-row table:style-name="ro2">
          <table:table-cell table:style-name="ce11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5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140" table:formula="of:=[Contagem.A9]&amp;&quot; : &quot;&amp;[Contagem.F9]" office:value-type="string" office:string-value="Projeto : SINJ – DF" calcext:value-type="string" table:number-columns-spanned="7" table:number-rows-spanned="1">
            <text:p>Projeto : SINJ – DF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40" table:formula="of:=[Contagem.A11]&amp;&quot; : &quot;&amp;[Contagem.F11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6" table:formula="of:=[Contagem.A7]&amp;&quot; : &quot;&amp;[Contagem.F7]" office:value-type="string" office:string-value="Empresa : LightBase Consultoria em Software Público" calcext:value-type="string">
            <text:p>Empresa : LightBase Consultoria em Software Público</text:p>
          </table:table-cell>
          <table:table-cell table:style-name="ce122" table:number-columns-repeated="2"/>
          <table:table-cell table:style-name="ce135" table:number-columns-repeated="2"/>
          <table:table-cell table:style-name="ce55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5" table:formula="of:=&quot; Custo= &quot;&amp;DOLLAR([Contagem.W7])" office:value-type="string" office:string-value=" Custo= R$ 50.544,00" calcext:value-type="string" table:number-columns-spanned="3" table:number-rows-spanned="1">
            <text:p><text:s/>Custo= R$ 50.544,00</text:p>
          </table:table-cell>
          <table:covered-table-cell table:number-columns-repeated="2"/>
          <table:table-cell table:style-name="ce154" table:formula="of:=&quot;PF  = &quot;&amp;VALUE([Contagem.W8])" office:value-type="string" office:string-value="PF  = 87,75" calcext:value-type="string" table:number-columns-spanned="2" table:number-rows-spanned="1">
            <text:p>PF <text:s/>= 87,75</text:p>
          </table:table-cell>
          <table:covered-table-cell/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12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141" office:value-type="string" calcext:value-type="string" table:number-columns-spanned="1" table:number-rows-spanned="2">
            <text:p>Total por Complexidade</text:p>
          </table:table-cell>
          <table:table-cell table:style-name="ce141" table:number-columns-spanned="1" table:number-rows-spanned="2"/>
          <table:table-cell table:style-name="ce147" office:value-type="string" calcext:value-type="string" table:number-columns-spanned="2" table:number-rows-spanned="2">
            <text:p>% </text:p>
          </table:table-cell>
          <table:covered-table-cell/>
          <table:table-cell table:style-name="ce155" table:number-columns-spanned="2" table:number-rows-spanned="2"/>
          <table:covered-table-cell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0" table:number-columns-repeated="9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3.02mm" svg:height="4.5mm" svg:x="34.13mm" svg:y="38.89mm" draw:caption-point-x="-13.6mm" draw:caption-point-y="-0.69mm">
              <dc:date>2016-03-10T00:00:00</dc:date>
              <text:p text:style-name="P1"><text:span text:style-name="T1">Entrada Externa</text:span></text:p>
            </office:annotation>
            <text:p>EE</text:p>
          </table:table-cell>
          <table:table-cell table:style-name="ce131" table:formula="of:=COUNTIF(CF;&quot;E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10]*3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1]*4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12]*6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/>
          <table:table-cell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0:.C12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0:.G12])" office:value-type="float" office:value="0" calcext:value-type="float">
            <text:p>0</text:p>
          </table:table-cell>
          <table:table-cell table:style-name="ce132"/>
          <table:table-cell table:style-name="ce149" table:formula="of:=IF([.$G$45]&lt;&gt;0;[.G14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2"/>
          <table:table-cell table:style-name="ce165"/>
          <table:table-cell table:number-columns-repeated="1009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0.37mm" svg:height="4.5mm" svg:x="34.13mm" svg:y="69.85mm" draw:caption-point-x="-13.6mm" draw:caption-point-y="-5.99mm">
              <dc:date>2016-03-10T00:00:00</dc:date>
              <text:p text:style-name="P1"><text:span text:style-name="T1">Saída Externa</text:span></text:p>
            </office:annotation>
            <text:p>SE</text:p>
          </table:table-cell>
          <table:table-cell table:style-name="ce131" table:formula="of:=COUNTIF(CF;&quot;S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7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5</text:p>
          </table:table-cell>
          <table:table-cell table:style-name="ce131" table:formula="of:=[.C1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7</text:p>
          </table:table-cell>
          <table:table-cell table:style-name="ce131" table:formula="of:=[.C19]*7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7:.C19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7:.G19])" office:value-type="float" office:value="0" calcext:value-type="float">
            <text:p>0</text:p>
          </table:table-cell>
          <table:table-cell table:style-name="ce132"/>
          <table:table-cell table:style-name="ce150" table:formula="of:=IF([.$G$45]&lt;&gt;0;[.G21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4.08mm" svg:height="4.23mm" svg:x="34.13mm" svg:y="100.81mm" draw:caption-point-x="-13.6mm" draw:caption-point-y="-11.29mm">
              <dc:date>2016-03-10T00:00:00</dc:date>
              <text:p text:style-name="P1"><text:span text:style-name="T1">Consulta Externa</text:span></text:p>
            </office:annotation>
            <text:p>CE</text:p>
          </table:table-cell>
          <table:table-cell table:style-name="ce131" table:formula="of:=COUNTIF(CF;&quot;C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24]*3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25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26]*6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24:.C26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24:.G26])" office:value-type="float" office:value="0" calcext:value-type="float">
            <text:p>0</text:p>
          </table:table-cell>
          <table:table-cell table:style-name="ce132"/>
          <table:table-cell table:style-name="ce151" table:formula="of:=IF([.$G$45]&lt;&gt;0;[.G28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0.69mm" svg:height="4.5mm" svg:x="34.13mm" svg:y="131.76mm" draw:caption-point-x="-13.6mm" draw:caption-point-y="-16.57mm">
              <dc:date>2016-03-1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131" table:formula="of:=COUNTIF(CF;&quot;ALI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1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32]*10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5</text:p>
          </table:table-cell>
          <table:table-cell table:style-name="ce131" table:formula="of:=[.C33]*15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1:.C33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1:.G33])" office:value-type="float" office:value="0" calcext:value-type="float">
            <text:p>0</text:p>
          </table:table-cell>
          <table:table-cell table:style-name="ce132"/>
          <table:table-cell table:style-name="ce152" table:formula="of:=IF([.$G$45]&lt;&gt;0;[.G35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8.89mm" svg:height="4.23mm" svg:x="34.13mm" svg:y="162.72mm" draw:caption-point-x="-13.6mm" draw:caption-point-y="-21.87mm">
              <dc:date>2016-03-1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131" table:formula="of:=COUNTIF(CF;&quot;AIE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5</text:p>
          </table:table-cell>
          <table:table-cell table:style-name="ce131" table:formula="of:=[.C3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9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40]*10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8:.C40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8:.G40])" office:value-type="float" office:value="0" calcext:value-type="float">
            <text:p>0</text:p>
          </table:table-cell>
          <table:table-cell table:style-name="ce132"/>
          <table:table-cell table:style-name="ce153" table:formula="of:=IF([.$G$45]&lt;&gt;0;[.G42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5"/>
          <table:table-cell table:style-name="ce132">
            <draw:frame table:end-cell-address="Sumário.L51" table:end-x="11.66mm" table:end-y="4.51mm" draw:z-index="0" draw:name="Chart 8" draw:style-name="gr2" svg:width="57.68mm" svg:height="32.81mm" svg:x="2.14mm" svg:y="1.3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2" table:number-columns-repeated="3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PF não ajustados (contagem detalhada)</text:p>
          </table:table-cell>
          <table:table-cell table:style-name="ce132" table:number-columns-repeated="4"/>
          <table:table-cell table:style-name="ce131" table:formula="of:=SUM([.G14]+[.G21]+[.G28]+[.G35]+[.G42])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196.59mm" draw:caption-point-x="-13.87mm" draw:caption-point-y="-25.84mm">
              <dc:date>2016-03-1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132" table:number-columns-repeated="4"/>
          <table:table-cell table:style-name="ce131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200.82mm" draw:caption-point-x="-13.87mm" draw:caption-point-y="-25.84mm">
              <dc:date>2016-03-1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132" table:number-columns-repeated="4"/>
          <table:table-cell table:style-name="ce131" table:formula="of:=([.C31]+[.C32]+[.C33])*35+([.C38]+[.C39]+[.C40])*1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 table:number-rows-repeated="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8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8"/>
          <table:table-cell table:style-name="ce123" table:number-columns-repeated="10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de PF Local</text:p>
          </table:table-cell>
          <table:table-cell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3"/>
          <table:table-cell table:style-name="ce204" office:value-type="string" calcext:value-type="string">
            <text:p>NÃO AJS</text:p>
          </table:table-cell>
          <table:table-cell table:style-name="ce204" office:value-type="string" calcext:value-type="string">
            <text:p>DFL</text:p>
          </table:table-cell>
          <table:table-cell table:style-name="ce204" office:value-type="string" calcext:value-type="string">
            <text:p>LOCAL</text:p>
          </table:table-cell>
          <table:table-cell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137" table:formula="of:=SUMIF([Funções.$G$9:.$G$1048516];&quot;I&quot;;[Funções.$M$9:.$M$1048516])" office:value-type="float" office:value="24" calcext:value-type="float">
            <text:p>24,00</text:p>
          </table:table-cell>
          <table:table-cell table:style-name="ce137" table:formula="of:=[Contagem.U14]" office:value-type="float" office:value="1" calcext:value-type="float">
            <text:p>1,00</text:p>
          </table:table-cell>
          <table:table-cell table:style-name="ce142" table:formula="of:=[.F55]*[.E55]" office:value-type="float" office:value="24" calcext:value-type="float">
            <text:p>24,00</text:p>
          </table:table-cell>
          <table:table-cell table:style-name="ce145" table:number-columns-repeated="3"/>
          <table:table-cell table:style-name="ce156" office:value-type="string" calcext:value-type="string">
            <text:p>TOTAL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137" table:formula="of:=SUMIF([Funções.$G$9:.$G$1048516];&quot;A&quot;;[Funções.$M$9:.$M$1048525])" office:value-type="float" office:value="85" calcext:value-type="float">
            <text:p>85,00</text:p>
          </table:table-cell>
          <table:table-cell table:style-name="ce137" table:formula="of:=[Contagem.U15]" office:value-type="float" office:value="0.75" calcext:value-type="float">
            <text:p>0,75</text:p>
          </table:table-cell>
          <table:table-cell table:style-name="ce142" table:formula="of:=[.F56]*[.E56]" office:value-type="float" office:value="63.75" calcext:value-type="float">
            <text:p>63,75</text:p>
          </table:table-cell>
          <table:table-cell table:style-name="ce145" table:number-columns-repeated="3"/>
          <table:table-cell table:style-name="ce157" table:formula="of:=[Contagem.W8]" office:value-type="float" office:value="87.75" calcext:value-type="float">
            <text:p>87,75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137" table:formula="of:=SUMIF([Funções.$G$13:.$G$48];&quot;E&quot;;[Funções.$M$13:.$M$48])" office:value-type="float" office:value="0" calcext:value-type="float">
            <text:p>0,00</text:p>
          </table:table-cell>
          <table:table-cell table:style-name="ce137" table:formula="of:=[Contagem.U16]" office:value-type="float" office:value="0.4" calcext:value-type="float">
            <text:p>0,40</text:p>
          </table:table-cell>
          <table:table-cell table:style-name="ce142" table:formula="of:=[.F57]*[.E57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137" table:formula="of:=SUMIF([Funções.$G$13:.$G$48];&quot;T&quot;;[Funções.$M$13:.$M$48])" office:value-type="float" office:value="0" calcext:value-type="float">
            <text:p>0,00</text:p>
          </table:table-cell>
          <table:table-cell table:style-name="ce137" table:formula="of:=[Contagem.U17]" office:value-type="float" office:value="0.6" calcext:value-type="float">
            <text:p>0,60</text:p>
          </table:table-cell>
          <table:table-cell table:style-name="ce142" table:formula="of:=[.F58]*[.E58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21"/>
          <table:table-cell table:style-name="ce127"/>
          <table:table-cell table:style-name="ce133"/>
          <table:table-cell table:style-name="ce136"/>
          <table:table-cell table:style-name="ce138"/>
          <table:table-cell table:style-name="ce136"/>
          <table:table-cell table:style-name="ce143"/>
          <table:table-cell table:style-name="ce146" table:number-columns-repeated="3"/>
          <table:table-cell table:style-name="ce158"/>
          <table:table-cell table:style-name="ce164"/>
          <table:table-cell table:number-columns-repeated="1012"/>
        </table:table-row>
        <table:table-row table:style-name="ro2" table:number-rows-repeated="2">
          <table:table-cell/>
          <table:table-cell table:style-name="ce128"/>
          <table:table-cell table:style-name="ce134"/>
          <table:table-cell/>
          <table:table-cell table:style-name="ce139"/>
          <table:table-cell/>
          <table:table-cell table:style-name="ce144"/>
          <table:table-cell table:style-name="ce145" table:number-columns-repeated="3"/>
          <table:table-cell table:style-name="ce159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named-expressions>
        <table:named-range table:name="CF" table:base-cell-address="$Funções.$A$1" table:cell-range-address="Funções.$J$13:Funções.$J$48"/>
        <table:named-range table:name="Data" table:base-cell-address="$Contagem.$A$1" table:cell-range-address="Contagem.$X$10"/>
        <table:named-range table:name="Projeto" table:base-cell-address="$Contagem.$A$1" table:cell-range-address="Contagem.$F$9"/>
        <table:named-range table:name="Responsável" table:base-cell-address="$Contagem.$A$1" table:cell-range-address="Contagem.$F$10"/>
        <table:named-range table:name="Revisor" table:base-cell-address="$Contagem.$A$1" table:cell-range-address="Contagem.$F$11"/>
        <table:named-range table:name="Revisão" table:base-cell-address="$Contagem.$A$1" table:cell-range-address="Contagem.$X$11"/>
        <table:named-range table:name="UFPB" table:base-cell-address="$Contagem.$A$1" table:cell-range-address="Contagem.$Y$15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Franklin Gothic Medium1" svg:font-family="'Franklin Gothic Medium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svg:stroke-linecap="butt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1P2" style:volatile="true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08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09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percentage-style style:name="N116">
      <number:number number:decimal-places="1" loext:min-decimal-places="1" number:min-integer-digits="1"/>
      <number:text>%</number:text>
    </number:percentage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Bom" style:family="table-cell" style:parent-style-name="Default" style:data-style-name="N0">
      <style:table-cell-properties fo:background-color="#ccffcc"/>
      <style:text-properties fo:color="#006411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2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3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Incorreto" style:family="table-cell" style:parent-style-name="Default" style:data-style-name="N0">
      <style:table-cell-properties fo:background-color="#ff99cc"/>
      <style:text-properties fo:color="#f20884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Moeda" style:family="table-cell" style:parent-style-name="Default" style:data-style-name="N111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o_20_de_20_Aviso" style:display-name="Texto de Aviso" style:family="table-cell" style:parent-style-name="Default" style:data-style-name="N0">
      <style:text-properties fo:color="#dd0806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2pt" fo:font-style="italic" style:font-name-asian="Calibri" style:font-family-asian="Calibri" style:font-size-asian="12pt" style:font-style-asian="italic" style:font-name-complex="Calibri" style:font-family-complex="Calibri" style:font-size-complex="12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Vírgula" style:family="table-cell" style:parent-style-name="Default" style:data-style-name="N115"/>
    <style:style style:name="cf1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2" style:family="table-cell" style:parent-style-name="Default">
      <style:table-cell-properties fo:background-color="#ffff99"/>
      <style:text-properties fo:color="#ff6600"/>
    </style:style>
    <style:style style:name="cf3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portrait" fo:margin-top="8.01mm" fo:margin-bottom="14.99mm" fo:margin-left="14.99mm" fo:margin-right="14.99mm" style:print-page-order="ttb" style:first-page-number="continue" style:scale-to="100%" style:print="charts drawings objects"/>
      <style:header-style>
        <style:header-footer-properties fo:min-height="21.01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style style:name="MT1" style:family="text">
      <style:text-properties fo:color="#000000" fo:font-size="8pt" style:font-size-asian="8pt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5:05:22.2894851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page-number>1</text:page-number><text:s/>/ <text:page-count>99</text:page-count></text:p>
        </style:region-right>
      </style:footer>
      <style:footer-left style:display="false"/>
    </style:master-page>
    <style:master-page style:name="mp3" style:page-layout-name="Mpm5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</style:region-right>
      </style:header>
      <style:header-left style:display="false"/>
      <style:footer>
        <style:region-left>
          <text:p>Mod. PPF – Planilha de Contagem por Ponto de Função – versão 2.0 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Cássio Guedes</meta:initial-creator>
    <meta:creation-date>2011-10-06T19:57:08Z</meta:creation-date>
    <dc:date>2019-10-30T16:30:35.946047329</dc:date>
    <meta:print-date>2016-03-10T17:54:20Z</meta:print-date>
    <meta:editing-duration>P2DT2H13M43S</meta:editing-duration>
    <meta:editing-cycles>153</meta:editing-cycles>
    <meta:document-statistic meta:table-count="3" meta:cell-count="4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text-properties fo:color="#000000" style:text-position="0% 100%" fo:font-size="5.25023984909058pt" style:font-family-asian="Arial" style:font-size-asian="5.25023984909058pt" style:font-family-complex="Arial" style:font-size-complex="5.25023984909058pt"/>
    </style:style>
    <style:style style:name="ch4" style:family="chart">
      <style:chart-properties chart:angle-offset="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>
        <chart:label-separator>
          <text:p>;</text:p>
        </chart:label-separator>
      </style:chart-properties>
      <style:graphic-properties svg:stroke-width="0.009cm"/>
      <style:text-properties fo:color="#000000" style:text-position="0% 100%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874cm" svg:height="3.387cm" xlink:href="." xlink:type="simple" chart:class="chart:circle" chart:style-name="ch1">
        <chart:title svg:x="1.39cm" svg:y="0.185cm" chart:style-name="ch2">
          <text:p>% por Tipo de Função</text:p>
        </chart:title>
        <chart:legend chart:legend-position="end" svg:x="5.239cm" svg:y="1.429cm" style:legend-expansion="high" chart:style-name="ch3"/>
        <chart:plot-area chart:style-name="ch4" chart:data-source-has-labels="both" svg:x="2.566cm" svg:y="1.667cm" svg:width="0.741cm" svg:height="0.741cm">
          <chartooo:coordinate-region svg:x="2.566cm" svg:y="1.667cm" svg:width="0.741cm" svg:height="0.741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